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05cm"/>
    </style:style>
    <style:style style:name="co8" style:family="table-column">
      <style:table-column-properties fo:break-before="auto" style:column-width="0.882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445cm"/>
    </style:style>
    <style:style style:name="co11" style:family="table-column">
      <style:table-column-properties fo:break-before="auto" style:column-width="1.078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0.289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7"/>
    <style:style style:name="ce2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8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 style:data-style-name="N111"/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1"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1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1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.65">
            <text:p>0.65</text:p>
          </table:table-cell>
          <table:table-cell table:formula="of:=SUM([.$H$2:.H892])" office:value-type="float" office:value="-54.54">
            <text:p>-54.54</text:p>
          </table:table-cell>
          <table:table-cell table:formula="of:=SUM([.H$3:.H892])/SUM([.E$3:.E892])" office:value-type="percentage" office:value="-0.0187745266781411">
            <text:p>-2%</text:p>
          </table:table-cell>
          <table:table-cell table:formula="of:=[.O892]-(1-[.O892])/[.N892]" office:value-type="percentage" office:value="0.0022407698034731">
            <text:p>0.2%</text:p>
          </table:table-cell>
          <table:table-cell table:formula="of:=AVERAGEIF([.$H$3:.$H892];&quot;&gt;0&quot;)" office:value-type="float" office:value="1.92405982905983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3533360182574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02">
            <text:p>-52.02</text:p>
          </table:table-cell>
          <table:table-cell table:formula="of:=SUM([.H$3:.H893])/SUM([.E$3:.E893])" office:value-type="percentage" office:value="-0.0178517501715854">
            <text:p>-2%</text:p>
          </table:table-cell>
          <table:table-cell table:formula="of:=[.O893]-(1-[.O893])/[.N893]" office:value-type="percentage" office:value="0.00403418409127965">
            <text:p>0.4%</text:p>
          </table:table-cell>
          <table:table-cell table:formula="of:=AVERAGEIF([.$H$3:.$H893];&quot;&gt;0&quot;)" office:value-type="float" office:value="1.92533049040512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3852688688197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02">
            <text:p>-54.02</text:p>
          </table:table-cell>
          <table:table-cell table:formula="of:=SUM([.H$3:.H894])/SUM([.E$3:.E894])" office:value-type="percentage" office:value="-0.0185253772290809">
            <text:p>-2%</text:p>
          </table:table-cell>
          <table:table-cell table:formula="of:=[.O894]-(1-[.O894])/[.N894]" office:value-type="percentage" office:value="0.00262497208941148">
            <text:p>0.3%</text:p>
          </table:table-cell>
          <table:table-cell table:formula="of:=AVERAGEIF([.$H$3:.$H894];&quot;&gt;0&quot;)" office:value-type="float" office:value="1.92533049040512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4853341888854">
            <text:p>48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>
            <text:p>2020-01-11</text:p>
          </table:table-cell>
          <table:table-cell office:value-type="string">
            <text:p>adl</text:p>
          </table:table-cell>
          <table:table-cell office:value-type="string">
            <text:p>jarry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896]-[.E896]" office:value-type="float" office:value="2.2">
            <text:p>2.20</text:p>
          </table:table-cell>
          <table:table-cell table:formula="of:=SUM([.$H$2:.H896])" office:value-type="float" office:value="-51.82">
            <text:p>-51.82</text:p>
          </table:table-cell>
          <table:table-cell table:formula="of:=SUM([.H$3:.H896])/SUM([.E$3:.E896])" office:value-type="percentage" office:value="-0.0177465753424657">
            <text:p>-2%</text:p>
          </table:table-cell>
          <table:table-cell table:formula="of:=[.O896]-(1-[.O896])/[.N896]" office:value-type="percentage" office:value="0.00417450392506202">
            <text:p>0.4%</text:p>
          </table:table-cell>
          <table:table-cell table:formula="of:=AVERAGEIF([.$H$3:.$H896];&quot;&gt;0&quot;)" office:value-type="float" office:value="1.92591489361702">
            <text:p>1.9</text:p>
          </table:table-cell>
          <table:table-cell table:formula="of:=AVERAGEIF([.$H$3:.$H896];&quot;&lt;0&quot;)" office:value-type="float" office:value="-3.97095435684647">
            <text:p>-4.0</text:p>
          </table:table-cell>
          <table:table-cell table:formula="of:=[.L896]/-[.M896]" office:value-type="percentage" office:value="0.485000511349741">
            <text:p>49%</text:p>
          </table:table-cell>
          <table:table-cell table:formula="of:=COUNTIF([.$G$3:.$G896];&quot;&gt;0&quot;)/COUNTIF([.$B$3:.$B896];&quot;&gt;0&quot;)" office:value-type="percentage" office:value="0.6747638326585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barrere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98]-[.E898]" office:value-type="float" office:value="4.34">
            <text:p>4.34</text:p>
          </table:table-cell>
          <table:table-cell table:formula="of:=SUM([.$H$2:.H898])" office:value-type="float" office:value="-47.48">
            <text:p>-47.48</text:p>
          </table:table-cell>
          <table:table-cell table:formula="of:=SUM([.H$3:.H898])/SUM([.E$3:.E898])" office:value-type="percentage" office:value="-0.0162213870857533">
            <text:p>-2%</text:p>
          </table:table-cell>
          <table:table-cell table:formula="of:=[.O898]-(1-[.O898])/[.N898]" office:value-type="percentage" office:value="0.00729409357597166">
            <text:p>0.7%</text:p>
          </table:table-cell>
          <table:table-cell table:formula="of:=AVERAGEIF([.$H$3:.$H898];&quot;&gt;0&quot;)" office:value-type="float" office:value="1.93104033970276">
            <text:p>1.9</text:p>
          </table:table-cell>
          <table:table-cell table:formula="of:=AVERAGEIF([.$H$3:.$H898];&quot;&lt;0&quot;)" office:value-type="float" office:value="-3.97095435684647">
            <text:p>-4.0</text:p>
          </table:table-cell>
          <table:table-cell table:formula="of:=[.L898]/-[.M898]" office:value-type="percentage" office:value="0.486291245421489">
            <text:p>49%</text:p>
          </table:table-cell>
          <table:table-cell table:formula="of:=COUNTIF([.$G$3:.$G898];&quot;&gt;0&quot;)/COUNTIF([.$B$3:.$B898];&quot;&gt;0&quot;)" office:value-type="percentage" office:value="0.6752021563342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fritz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99]-[.E899]" office:value-type="float" office:value="-3">
            <text:p>-3.00</text:p>
          </table:table-cell>
          <table:table-cell table:formula="of:=SUM([.$H$2:.H899])" office:value-type="float" office:value="-50.48">
            <text:p>-50.48</text:p>
          </table:table-cell>
          <table:table-cell table:formula="of:=SUM([.H$3:.H899])/SUM([.E$3:.E899])" office:value-type="percentage" office:value="-0.0172286689419795">
            <text:p>-2%</text:p>
          </table:table-cell>
          <table:table-cell table:formula="of:=[.O899]-(1-[.O899])/[.N899]" office:value-type="percentage" office:value="0.00519333878447004">
            <text:p>0.5%</text:p>
          </table:table-cell>
          <table:table-cell table:formula="of:=AVERAGEIF([.$H$3:.$H899];&quot;&gt;0&quot;)" office:value-type="float" office:value="1.93104033970276">
            <text:p>1.9</text:p>
          </table:table-cell>
          <table:table-cell table:formula="of:=AVERAGEIF([.$H$3:.$H899];&quot;&lt;0&quot;)" office:value-type="float" office:value="-3.96694214876033">
            <text:p>-4.0</text:p>
          </table:table-cell>
          <table:table-cell table:formula="of:=[.L899]/-[.M899]" office:value-type="percentage" office:value="0.486783085633404">
            <text:p>49%</text:p>
          </table:table-cell>
          <table:table-cell table:formula="of:=COUNTIF([.$G$3:.$G899];&quot;&gt;0&quot;)/COUNTIF([.$B$3:.$B899];&quot;&gt;0&quot;)" office:value-type="percentage" office:value="0.67429340511440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900]-[.E900]" office:value-type="float" office:value="-1">
            <text:p>-1.00</text:p>
          </table:table-cell>
          <table:table-cell table:formula="of:=SUM([.$H$2:.H900])" office:value-type="float" office:value="-51.4799999999999">
            <text:p>-51.48</text:p>
          </table:table-cell>
          <table:table-cell table:formula="of:=SUM([.H$3:.H900])/SUM([.E$3:.E900])" office:value-type="percentage" office:value="-0.0175639713408393">
            <text:p>-2%</text:p>
          </table:table-cell>
          <table:table-cell table:formula="of:=[.O900]-(1-[.O900])/[.N900]" office:value-type="percentage" office:value="0.00449031605469252">
            <text:p>0.4%</text:p>
          </table:table-cell>
          <table:table-cell table:formula="of:=AVERAGEIF([.$H$3:.$H900];&quot;&gt;0&quot;)" office:value-type="float" office:value="1.93104033970276">
            <text:p>1.9</text:p>
          </table:table-cell>
          <table:table-cell table:formula="of:=AVERAGEIF([.$H$3:.$H900];&quot;&lt;0&quot;)" office:value-type="float" office:value="-3.95473251028807">
            <text:p>-4.0</text:p>
          </table:table-cell>
          <table:table-cell table:formula="of:=[.L900]/-[.M900]" office:value-type="percentage" office:value="0.48828595478436">
            <text:p>49%</text:p>
          </table:table-cell>
          <table:table-cell table:formula="of:=COUNTIF([.$G$3:.$G900];&quot;&gt;0&quot;)/COUNTIF([.$B$3:.$B900];&quot;&gt;0&quot;)" office:value-type="percentage" office:value="0.67338709677419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popyrin</text:p>
          </table:table-cell>
          <table:table-cell office:value-type="float" office:value="7">
            <text:p>7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901]-[.E901]" office:value-type="float" office:value="-7">
            <text:p>-7.00</text:p>
          </table:table-cell>
          <table:table-cell table:formula="of:=SUM([.$H$2:.H901])" office:value-type="float" office:value="-58.4799999999999">
            <text:p>-58.48</text:p>
          </table:table-cell>
          <table:table-cell table:formula="of:=SUM([.H$3:.H901])/SUM([.E$3:.E901])" office:value-type="percentage" office:value="-0.0199046970728386">
            <text:p>-2%</text:p>
          </table:table-cell>
          <table:table-cell table:formula="of:=[.O901]-(1-[.O901])/[.N901]" office:value-type="percentage" office:value="-0.000381468269124996">
            <text:p>0.0%</text:p>
          </table:table-cell>
          <table:table-cell table:formula="of:=AVERAGEIF([.$H$3:.$H901];&quot;&gt;0&quot;)" office:value-type="float" office:value="1.93104033970276">
            <text:p>1.9</text:p>
          </table:table-cell>
          <table:table-cell table:formula="of:=AVERAGEIF([.$H$3:.$H901];&quot;&lt;0&quot;)" office:value-type="float" office:value="-3.9672131147541">
            <text:p>-4.0</text:p>
          </table:table-cell>
          <table:table-cell table:formula="of:=[.L901]/-[.M901]" office:value-type="percentage" office:value="0.486749837693671">
            <text:p>49%</text:p>
          </table:table-cell>
          <table:table-cell table:formula="of:=COUNTIF([.$G$3:.$G901];&quot;&gt;0&quot;)/COUNTIF([.$B$3:.$B901];&quot;&gt;0&quot;)" office:value-type="percentage" office:value="0.6724832214765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902]-[.E902]" office:value-type="float" office:value="2.16">
            <text:p>2.16</text:p>
          </table:table-cell>
          <table:table-cell table:formula="of:=SUM([.$H$2:.H902])" office:value-type="float" office:value="-56.32">
            <text:p>-56.32</text:p>
          </table:table-cell>
          <table:table-cell table:formula="of:=SUM([.H$3:.H902])/SUM([.E$3:.E902])" office:value-type="percentage" office:value="-0.0191304347826087">
            <text:p>-2%</text:p>
          </table:table-cell>
          <table:table-cell table:formula="of:=[.O902]-(1-[.O902])/[.N902]" office:value-type="percentage" office:value="0.00112828262962272">
            <text:p>0.1%</text:p>
          </table:table-cell>
          <table:table-cell table:formula="of:=AVERAGEIF([.$H$3:.$H902];&quot;&gt;0&quot;)" office:value-type="float" office:value="1.93152542372881">
            <text:p>1.9</text:p>
          </table:table-cell>
          <table:table-cell table:formula="of:=AVERAGEIF([.$H$3:.$H902];&quot;&lt;0&quot;)" office:value-type="float" office:value="-3.9672131147541">
            <text:p>-4.0</text:p>
          </table:table-cell>
          <table:table-cell table:formula="of:=[.L902]/-[.M902]" office:value-type="percentage" office:value="0.486872110939907">
            <text:p>49%</text:p>
          </table:table-cell>
          <table:table-cell table:formula="of:=COUNTIF([.$G$3:.$G902];&quot;&gt;0&quot;)/COUNTIF([.$B$3:.$B902];&quot;&gt;0&quot;)" office:value-type="percentage" office:value="0.6729222520107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pospisil v</text:p>
          </table:table-cell>
          <table:table-cell office:value-type="float" office:value="1">
            <text:p>1</text:p>
          </table:table-cell>
          <table:table-cell table:number-columns-repeated="2" office:value-type="float" office:value="1.07">
            <text:p>1.07</text:p>
          </table:table-cell>
          <table:table-cell table:formula="of:=[.G903]-[.E903]" office:value-type="float" office:value="0.0700000000000001">
            <text:p>0.07</text:p>
          </table:table-cell>
          <table:table-cell table:formula="of:=SUM([.$H$2:.H903])" office:value-type="float" office:value="-56.25">
            <text:p>-56.25</text:p>
          </table:table-cell>
          <table:table-cell table:formula="of:=SUM([.H$3:.H903])/SUM([.E$3:.E903])" office:value-type="percentage" office:value="-0.0191001697792869">
            <text:p>-2%</text:p>
          </table:table-cell>
          <table:table-cell table:formula="of:=[.O903]-(1-[.O903])/[.N903]" office:value-type="percentage" office:value="0.00109569068706938">
            <text:p>0.1%</text:p>
          </table:table-cell>
          <table:table-cell table:formula="of:=AVERAGEIF([.$H$3:.$H903];&quot;&gt;0&quot;)" office:value-type="float" office:value="1.92758985200846">
            <text:p>1.9</text:p>
          </table:table-cell>
          <table:table-cell table:formula="of:=AVERAGEIF([.$H$3:.$H903];&quot;&lt;0&quot;)" office:value-type="float" office:value="-3.9672131147541">
            <text:p>-4.0</text:p>
          </table:table-cell>
          <table:table-cell table:formula="of:=[.L903]/-[.M903]" office:value-type="percentage" office:value="0.485880086663288">
            <text:p>49%</text:p>
          </table:table-cell>
          <table:table-cell table:formula="of:=COUNTIF([.$G$3:.$G903];&quot;&gt;0&quot;)/COUNTIF([.$B$3:.$B903];&quot;&gt;0&quot;)" office:value-type="percentage" office:value="0.67336010709504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05]-[.E905]" office:value-type="float" office:value="2.1">
            <text:p>2.10</text:p>
          </table:table-cell>
          <table:table-cell table:formula="of:=SUM([.$H$2:.H905])" office:value-type="float" office:value="-54.15">
            <text:p>-54.15</text:p>
          </table:table-cell>
          <table:table-cell table:formula="of:=SUM([.H$3:.H905])/SUM([.E$3:.E905])" office:value-type="percentage" office:value="-0.0183683853459973">
            <text:p>-2%</text:p>
          </table:table-cell>
          <table:table-cell table:formula="of:=[.O905]-(1-[.O905])/[.N905]" office:value-type="percentage" office:value="0.00255778645847782">
            <text:p>0.3%</text:p>
          </table:table-cell>
          <table:table-cell table:formula="of:=AVERAGEIF([.$H$3:.$H905];&quot;&gt;0&quot;)" office:value-type="float" office:value="1.92795358649789">
            <text:p>1.9</text:p>
          </table:table-cell>
          <table:table-cell table:formula="of:=AVERAGEIF([.$H$3:.$H905];&quot;&lt;0&quot;)" office:value-type="float" office:value="-3.9672131147541">
            <text:p>-4.0</text:p>
          </table:table-cell>
          <table:table-cell table:formula="of:=[.L905]/-[.M905]" office:value-type="percentage" office:value="0.485971771803187">
            <text:p>49%</text:p>
          </table:table-cell>
          <table:table-cell table:formula="of:=COUNTIF([.$G$3:.$G905];&quot;&gt;0&quot;)/COUNTIF([.$B$3:.$B905];&quot;&gt;0&quot;)" office:value-type="percentage" office:value="0.673796791443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906]-[.E906]" office:value-type="float" office:value="0.6">
            <text:p>0.60</text:p>
          </table:table-cell>
          <table:table-cell table:formula="of:=SUM([.$H$2:.H906])" office:value-type="float" office:value="-53.55">
            <text:p>-53.55</text:p>
          </table:table-cell>
          <table:table-cell table:formula="of:=SUM([.H$3:.H906])/SUM([.E$3:.E906])" office:value-type="percentage" office:value="-0.0181525423728813">
            <text:p>-2%</text:p>
          </table:table-cell>
          <table:table-cell table:formula="of:=[.O906]-(1-[.O906])/[.N906]" office:value-type="percentage" office:value="0.00291602100411092">
            <text:p>0.3%</text:p>
          </table:table-cell>
          <table:table-cell table:formula="of:=AVERAGEIF([.$H$3:.$H906];&quot;&gt;0&quot;)" office:value-type="float" office:value="1.92515789473684">
            <text:p>1.9</text:p>
          </table:table-cell>
          <table:table-cell table:formula="of:=AVERAGEIF([.$H$3:.$H906];&quot;&lt;0&quot;)" office:value-type="float" office:value="-3.9672131147541">
            <text:p>-4.0</text:p>
          </table:table-cell>
          <table:table-cell table:formula="of:=[.L906]/-[.M906]" office:value-type="percentage" office:value="0.485267072640278">
            <text:p>49%</text:p>
          </table:table-cell>
          <table:table-cell table:formula="of:=COUNTIF([.$G$3:.$G906];&quot;&gt;0&quot;)/COUNTIF([.$B$3:.$B906];&quot;&gt;0&quot;)" office:value-type="percentage" office:value="0.674232309746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1.1">
            <text:p>11.10</text:p>
          </table:table-cell>
          <table:table-cell table:formula="of:=[.G907]-[.E907]" office:value-type="float" office:value="5.1">
            <text:p>5.10</text:p>
          </table:table-cell>
          <table:table-cell table:formula="of:=SUM([.$H$2:.H907])" office:value-type="float" office:value="-48.4499999999999">
            <text:p>-48.45</text:p>
          </table:table-cell>
          <table:table-cell table:formula="of:=SUM([.H$3:.H907])/SUM([.E$3:.E907])" office:value-type="percentage" office:value="-0.0163903924221921">
            <text:p>-2%</text:p>
          </table:table-cell>
          <table:table-cell table:formula="of:=[.O907]-(1-[.O907])/[.N907]" office:value-type="percentage" office:value="0.00656016529824333">
            <text:p>0.7%</text:p>
          </table:table-cell>
          <table:table-cell table:formula="of:=AVERAGEIF([.$H$3:.$H907];&quot;&gt;0&quot;)" office:value-type="float" office:value="1.93182773109244">
            <text:p>1.9</text:p>
          </table:table-cell>
          <table:table-cell table:formula="of:=AVERAGEIF([.$H$3:.$H907];&quot;&lt;0&quot;)" office:value-type="float" office:value="-3.9672131147541">
            <text:p>-4.0</text:p>
          </table:table-cell>
          <table:table-cell table:formula="of:=[.L907]/-[.M907]" office:value-type="percentage" office:value="0.486948312382804">
            <text:p>49%</text:p>
          </table:table-cell>
          <table:table-cell table:formula="of:=COUNTIF([.$G$3:.$G907];&quot;&gt;0&quot;)/COUNTIF([.$B$3:.$B907];&quot;&gt;0&quot;)" office:value-type="percentage" office:value="0.674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querrey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908]-[.E908]" office:value-type="float" office:value="3.9">
            <text:p>3.90</text:p>
          </table:table-cell>
          <table:table-cell table:formula="of:=SUM([.$H$2:.H908])" office:value-type="float" office:value="-44.55">
            <text:p>-44.55</text:p>
          </table:table-cell>
          <table:table-cell table:formula="of:=SUM([.H$3:.H908])/SUM([.E$3:.E908])" office:value-type="percentage" office:value="-0.0150405131667792">
            <text:p>-2%</text:p>
          </table:table-cell>
          <table:table-cell table:formula="of:=[.O908]-(1-[.O908])/[.N908]" office:value-type="percentage" office:value="0.00930504413809152">
            <text:p>0.9%</text:p>
          </table:table-cell>
          <table:table-cell table:formula="of:=AVERAGEIF([.$H$3:.$H908];&quot;&gt;0&quot;)" office:value-type="float" office:value="1.93595387840671">
            <text:p>1.9</text:p>
          </table:table-cell>
          <table:table-cell table:formula="of:=AVERAGEIF([.$H$3:.$H908];&quot;&lt;0&quot;)" office:value-type="float" office:value="-3.9672131147541">
            <text:p>-4.0</text:p>
          </table:table-cell>
          <table:table-cell table:formula="of:=[.L908]/-[.M908]" office:value-type="percentage" office:value="0.487988374309129">
            <text:p>49%</text:p>
          </table:table-cell>
          <table:table-cell table:formula="of:=COUNTIF([.$G$3:.$G908];&quot;&gt;0&quot;)/COUNTIF([.$B$3:.$B908];&quot;&gt;0&quot;)" office:value-type="percentage" office:value="0.6750998668442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909]-[.E909]" office:value-type="float" office:value="0.34">
            <text:p>0.34</text:p>
          </table:table-cell>
          <table:table-cell table:formula="of:=SUM([.$H$2:.H909])" office:value-type="float" office:value="-44.2099999999999">
            <text:p>-44.21</text:p>
          </table:table-cell>
          <table:table-cell table:formula="of:=SUM([.H$3:.H909])/SUM([.E$3:.E909])" office:value-type="percentage" office:value="-0.0149206884913938">
            <text:p>-1%</text:p>
          </table:table-cell>
          <table:table-cell table:formula="of:=[.O909]-(1-[.O909])/[.N909]" office:value-type="percentage" office:value="0.00947374979069748">
            <text:p>0.9%</text:p>
          </table:table-cell>
          <table:table-cell table:formula="of:=AVERAGEIF([.$H$3:.$H909];&quot;&gt;0&quot;)" office:value-type="float" office:value="1.93261506276151">
            <text:p>1.9</text:p>
          </table:table-cell>
          <table:table-cell table:formula="of:=AVERAGEIF([.$H$3:.$H909];&quot;&lt;0&quot;)" office:value-type="float" office:value="-3.9672131147541">
            <text:p>-4.0</text:p>
          </table:table-cell>
          <table:table-cell table:formula="of:=[.L909]/-[.M909]" office:value-type="percentage" office:value="0.487146772018396">
            <text:p>49%</text:p>
          </table:table-cell>
          <table:table-cell table:formula="of:=COUNTIF([.$G$3:.$G909];&quot;&gt;0&quot;)/COUNTIF([.$B$3:.$B909];&quot;&gt;0&quot;)" office:value-type="percentage" office:value="0.6755319148936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andgren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910]-[.E910]" office:value-type="float" office:value="1.2">
            <text:p>1.20</text:p>
          </table:table-cell>
          <table:table-cell table:formula="of:=SUM([.$H$2:.H910])" office:value-type="float" office:value="-43.0099999999999">
            <text:p>-43.01</text:p>
          </table:table-cell>
          <table:table-cell table:formula="of:=SUM([.H$3:.H910])/SUM([.E$3:.E910])" office:value-type="percentage" office:value="-0.0144912398921833">
            <text:p>-1%</text:p>
          </table:table-cell>
          <table:table-cell table:formula="of:=[.O910]-(1-[.O910])/[.N910]" office:value-type="percentage" office:value="0.0102623556592194">
            <text:p>1.0%</text:p>
          </table:table-cell>
          <table:table-cell table:formula="of:=AVERAGEIF([.$H$3:.$H910];&quot;&gt;0&quot;)" office:value-type="float" office:value="1.93108559498956">
            <text:p>1.9</text:p>
          </table:table-cell>
          <table:table-cell table:formula="of:=AVERAGEIF([.$H$3:.$H910];&quot;&lt;0&quot;)" office:value-type="float" office:value="-3.9672131147541">
            <text:p>-4.0</text:p>
          </table:table-cell>
          <table:table-cell table:formula="of:=[.L910]/-[.M910]" office:value-type="percentage" office:value="0.48676124501803">
            <text:p>49%</text:p>
          </table:table-cell>
          <table:table-cell table:formula="of:=COUNTIF([.$G$3:.$G910];&quot;&gt;0&quot;)/COUNTIF([.$B$3:.$B910];&quot;&gt;0&quot;)" office:value-type="percentage" office:value="0.6759628154050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ruud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11]-[.E911]" office:value-type="float" office:value="-4">
            <text:p>-4.00</text:p>
          </table:table-cell>
          <table:table-cell table:formula="of:=SUM([.$H$2:.H911])" office:value-type="float" office:value="-47.0099999999999">
            <text:p>-47.01</text:p>
          </table:table-cell>
          <table:table-cell table:formula="of:=SUM([.H$3:.H911])/SUM([.E$3:.E911])" office:value-type="percentage" office:value="-0.0158176312247644">
            <text:p>-2%</text:p>
          </table:table-cell>
          <table:table-cell table:formula="of:=[.O911]-(1-[.O911])/[.N911]" office:value-type="percentage" office:value="0.00750156507534638">
            <text:p>0.8%</text:p>
          </table:table-cell>
          <table:table-cell table:formula="of:=AVERAGEIF([.$H$3:.$H911];&quot;&gt;0&quot;)" office:value-type="float" office:value="1.93108559498956">
            <text:p>1.9</text:p>
          </table:table-cell>
          <table:table-cell table:formula="of:=AVERAGEIF([.$H$3:.$H911];&quot;&lt;0&quot;)" office:value-type="float" office:value="-3.96734693877551">
            <text:p>-4.0</text:p>
          </table:table-cell>
          <table:table-cell table:formula="of:=[.L911]/-[.M911]" office:value-type="percentage" office:value="0.486744825897574">
            <text:p>49%</text:p>
          </table:table-cell>
          <table:table-cell table:formula="of:=COUNTIF([.$G$3:.$G911];&quot;&gt;0&quot;)/COUNTIF([.$B$3:.$B911];&quot;&gt;0&quot;)" office:value-type="percentage" office:value="0.67506631299734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monteiro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912]-[.E912]" office:value-type="float" office:value="1.8">
            <text:p>1.80</text:p>
          </table:table-cell>
          <table:table-cell table:formula="of:=SUM([.$H$2:.H912])" office:value-type="float" office:value="-45.2099999999999">
            <text:p>-45.21</text:p>
          </table:table-cell>
          <table:table-cell table:formula="of:=SUM([.H$3:.H912])/SUM([.E$3:.E912])" office:value-type="percentage" office:value="-0.0152017484868863">
            <text:p>-2%</text:p>
          </table:table-cell>
          <table:table-cell table:formula="of:=[.O912]-(1-[.O912])/[.N912]" office:value-type="percentage" office:value="0.00872183694070694">
            <text:p>0.9%</text:p>
          </table:table-cell>
          <table:table-cell table:formula="of:=AVERAGEIF([.$H$3:.$H912];&quot;&gt;0&quot;)" office:value-type="float" office:value="1.9308125">
            <text:p>1.9</text:p>
          </table:table-cell>
          <table:table-cell table:formula="of:=AVERAGEIF([.$H$3:.$H912];&quot;&lt;0&quot;)" office:value-type="float" office:value="-3.96734693877551">
            <text:p>-4.0</text:p>
          </table:table-cell>
          <table:table-cell table:formula="of:=[.L912]/-[.M912]" office:value-type="percentage" office:value="0.486675990226337">
            <text:p>49%</text:p>
          </table:table-cell>
          <table:table-cell table:formula="of:=COUNTIF([.$G$3:.$G912];&quot;&gt;0&quot;)/COUNTIF([.$B$3:.$B912];&quot;&gt;0&quot;)" office:value-type="percentage" office:value="0.67549668874172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inner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13]-[.E913]" office:value-type="float" office:value="-6">
            <text:p>-6.00</text:p>
          </table:table-cell>
          <table:table-cell table:formula="of:=SUM([.$H$2:.H913])" office:value-type="float" office:value="-51.2099999999999">
            <text:p>-51.21</text:p>
          </table:table-cell>
          <table:table-cell table:formula="of:=SUM([.H$3:.H913])/SUM([.E$3:.E913])" office:value-type="percentage" office:value="-0.0171845637583892">
            <text:p>-2%</text:p>
          </table:table-cell>
          <table:table-cell table:formula="of:=[.O913]-(1-[.O913])/[.N913]" office:value-type="percentage" office:value="0.00459985027686427">
            <text:p>0.5%</text:p>
          </table:table-cell>
          <table:table-cell table:formula="of:=AVERAGEIF([.$H$3:.$H913];&quot;&gt;0&quot;)" office:value-type="float" office:value="1.9308125">
            <text:p>1.9</text:p>
          </table:table-cell>
          <table:table-cell table:formula="of:=AVERAGEIF([.$H$3:.$H913];&quot;&lt;0&quot;)" office:value-type="float" office:value="-3.97560975609756">
            <text:p>-4.0</text:p>
          </table:table-cell>
          <table:table-cell table:formula="of:=[.L913]/-[.M913]" office:value-type="percentage" office:value="0.48566449386503">
            <text:p>49%</text:p>
          </table:table-cell>
          <table:table-cell table:formula="of:=COUNTIF([.$G$3:.$G913];&quot;&gt;0&quot;)/COUNTIF([.$B$3:.$B913];&quot;&gt;0&quot;)" office:value-type="percentage" office:value="0.6746031746031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table:style-name="ce9"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4]-[.E914]" office:value-type="float" office:value="-2">
            <text:p>-2.00</text:p>
          </table:table-cell>
          <table:table-cell table:formula="of:=SUM([.$H$2:.H914])" office:value-type="float" office:value="-53.2099999999999">
            <text:p>-53.21</text:p>
          </table:table-cell>
          <table:table-cell table:formula="of:=SUM([.H$3:.H914])/SUM([.E$3:.E914])" office:value-type="percentage" office:value="-0.0178437290409121">
            <text:p>-2%</text:p>
          </table:table-cell>
          <table:table-cell table:formula="of:=[.O914]-(1-[.O914])/[.N914]" office:value-type="percentage" office:value="0.00322543388243213">
            <text:p>0.3%</text:p>
          </table:table-cell>
          <table:table-cell table:formula="of:=AVERAGEIF([.$H$3:.$H914];&quot;&gt;0&quot;)" office:value-type="float" office:value="1.9308125">
            <text:p>1.9</text:p>
          </table:table-cell>
          <table:table-cell table:formula="of:=AVERAGEIF([.$H$3:.$H914];&quot;&lt;0&quot;)" office:value-type="float" office:value="-3.96761133603239">
            <text:p>-4.0</text:p>
          </table:table-cell>
          <table:table-cell table:formula="of:=[.L914]/-[.M914]" office:value-type="percentage" office:value="0.486643558673469">
            <text:p>49%</text:p>
          </table:table-cell>
          <table:table-cell table:formula="of:=COUNTIF([.$G$3:.$G914];&quot;&gt;0&quot;)/COUNTIF([.$B$3:.$B914];&quot;&gt;0&quot;)" office:value-type="percentage" office:value="0.67371202113606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bedene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16]-[.E916]" office:value-type="float" office:value="-3">
            <text:p>-3.00</text:p>
          </table:table-cell>
          <table:table-cell table:formula="of:=SUM([.$H$2:.H916])" office:value-type="float" office:value="-56.2099999999999">
            <text:p>-56.21</text:p>
          </table:table-cell>
          <table:table-cell table:formula="of:=SUM([.H$3:.H916])/SUM([.E$3:.E916])" office:value-type="percentage" office:value="-0.0188308207705192">
            <text:p>-2%</text:p>
          </table:table-cell>
          <table:table-cell table:formula="of:=[.O916]-(1-[.O916])/[.N916]" office:value-type="percentage" office:value="0.00117137652841559">
            <text:p>0.1%</text:p>
          </table:table-cell>
          <table:table-cell table:formula="of:=AVERAGEIF([.$H$3:.$H916];&quot;&gt;0&quot;)" office:value-type="float" office:value="1.9308125">
            <text:p>1.9</text:p>
          </table:table-cell>
          <table:table-cell table:formula="of:=AVERAGEIF([.$H$3:.$H916];&quot;&lt;0&quot;)" office:value-type="float" office:value="-3.96370967741935">
            <text:p>-4.0</text:p>
          </table:table-cell>
          <table:table-cell table:formula="of:=[.L916]/-[.M916]" office:value-type="percentage" office:value="0.487122583926755">
            <text:p>49%</text:p>
          </table:table-cell>
          <table:table-cell table:formula="of:=COUNTIF([.$G$3:.$G916];&quot;&gt;0&quot;)/COUNTIF([.$B$3:.$B916];&quot;&gt;0&quot;)" office:value-type="percentage" office:value="0.67282321899736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17]-[.E917]" office:value-type="float" office:value="0.8">
            <text:p>0.80</text:p>
          </table:table-cell>
          <table:table-cell table:formula="of:=SUM([.$H$2:.H917])" office:value-type="float" office:value="-55.41">
            <text:p>-55.41</text:p>
          </table:table-cell>
          <table:table-cell table:formula="of:=SUM([.H$3:.H917])/SUM([.E$3:.E917])" office:value-type="percentage" office:value="-0.018556597454789">
            <text:p>-2%</text:p>
          </table:table-cell>
          <table:table-cell table:formula="of:=[.O917]-(1-[.O917])/[.N917]" office:value-type="percentage" office:value="0.00166963332707892">
            <text:p>0.2%</text:p>
          </table:table-cell>
          <table:table-cell table:formula="of:=AVERAGEIF([.$H$3:.$H917];&quot;&gt;0&quot;)" office:value-type="float" office:value="1.92846153846154">
            <text:p>1.9</text:p>
          </table:table-cell>
          <table:table-cell table:formula="of:=AVERAGEIF([.$H$3:.$H917];&quot;&lt;0&quot;)" office:value-type="float" office:value="-3.96370967741935">
            <text:p>-4.0</text:p>
          </table:table-cell>
          <table:table-cell table:formula="of:=[.L917]/-[.M917]" office:value-type="percentage" office:value="0.486529462399249">
            <text:p>49%</text:p>
          </table:table-cell>
          <table:table-cell table:formula="of:=COUNTIF([.$G$3:.$G917];&quot;&gt;0&quot;)/COUNTIF([.$B$3:.$B917];&quot;&gt;0&quot;)" office:value-type="percentage" office:value="0.67325428194993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18]-[.E918]" office:value-type="float" office:value="-1">
            <text:p>-1.00</text:p>
          </table:table-cell>
          <table:table-cell table:formula="of:=SUM([.$H$2:.H918])" office:value-type="float" office:value="-56.41">
            <text:p>-56.41</text:p>
          </table:table-cell>
          <table:table-cell table:formula="of:=SUM([.H$3:.H918])/SUM([.E$3:.E918])" office:value-type="percentage" office:value="-0.0188851690659524">
            <text:p>-2%</text:p>
          </table:table-cell>
          <table:table-cell table:formula="of:=[.O918]-(1-[.O918])/[.N918]" office:value-type="percentage" office:value="0.000985136355047711">
            <text:p>0.1%</text:p>
          </table:table-cell>
          <table:table-cell table:formula="of:=AVERAGEIF([.$H$3:.$H918];&quot;&gt;0&quot;)" office:value-type="float" office:value="1.92846153846154">
            <text:p>1.9</text:p>
          </table:table-cell>
          <table:table-cell table:formula="of:=AVERAGEIF([.$H$3:.$H918];&quot;&lt;0&quot;)" office:value-type="float" office:value="-3.95180722891566">
            <text:p>-4.0</text:p>
          </table:table-cell>
          <table:table-cell table:formula="of:=[.L918]/-[.M918]" office:value-type="percentage" office:value="0.487994840525328">
            <text:p>49%</text:p>
          </table:table-cell>
          <table:table-cell table:formula="of:=COUNTIF([.$G$3:.$G918];&quot;&gt;0&quot;)/COUNTIF([.$B$3:.$B918];&quot;&gt;0&quot;)" office:value-type="percentage" office:value="0.6723684210526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herbert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1">
            <text:p>1.00</text:p>
          </table:table-cell>
          <table:table-cell table:formula="of:=[.G919]-[.E919]" office:value-type="float" office:value="0">
            <text:p>0.00</text:p>
          </table:table-cell>
          <table:table-cell table:formula="of:=SUM([.$H$2:.H919])" office:value-type="float" office:value="-56.41">
            <text:p>-56.41</text:p>
          </table:table-cell>
          <table:table-cell table:formula="of:=SUM([.H$3:.H919])/SUM([.E$3:.E919])" office:value-type="percentage" office:value="-0.0188788487282463">
            <text:p>-2%</text:p>
          </table:table-cell>
          <table:table-cell table:formula="of:=[.O919]-(1-[.O919])/[.N919]" office:value-type="percentage" office:value="0.00229790227310933">
            <text:p>0.2%</text:p>
          </table:table-cell>
          <table:table-cell table:formula="of:=AVERAGEIF([.$H$3:.$H919];&quot;&gt;0&quot;)" office:value-type="float" office:value="1.92846153846154">
            <text:p>1.9</text:p>
          </table:table-cell>
          <table:table-cell table:formula="of:=AVERAGEIF([.$H$3:.$H919];&quot;&lt;0&quot;)" office:value-type="float" office:value="-3.95180722891566">
            <text:p>-4.0</text:p>
          </table:table-cell>
          <table:table-cell table:formula="of:=[.L919]/-[.M919]" office:value-type="percentage" office:value="0.487994840525328">
            <text:p>49%</text:p>
          </table:table-cell>
          <table:table-cell table:formula="of:=COUNTIF([.$G$3:.$G919];&quot;&gt;0&quot;)/COUNTIF([.$B$3:.$B919];&quot;&gt;0&quot;)" office:value-type="percentage" office:value="0.6727989487516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20]-[.E920]" office:value-type="float" office:value="0.48">
            <text:p>0.48</text:p>
          </table:table-cell>
          <table:table-cell table:formula="of:=SUM([.$H$2:.H920])" office:value-type="float" office:value="-55.9299999999999">
            <text:p>-55.93</text:p>
          </table:table-cell>
          <table:table-cell table:formula="of:=SUM([.H$3:.H920])/SUM([.E$3:.E920])" office:value-type="percentage" office:value="-0.018711943793911">
            <text:p>-2%</text:p>
          </table:table-cell>
          <table:table-cell table:formula="of:=[.O920]-(1-[.O920])/[.N920]" office:value-type="percentage" office:value="0.00256212855244653">
            <text:p>0.3%</text:p>
          </table:table-cell>
          <table:table-cell table:formula="of:=AVERAGEIF([.$H$3:.$H920];&quot;&gt;0&quot;)" office:value-type="float" office:value="1.92545643153527">
            <text:p>1.9</text:p>
          </table:table-cell>
          <table:table-cell table:formula="of:=AVERAGEIF([.$H$3:.$H920];&quot;&lt;0&quot;)" office:value-type="float" office:value="-3.95180722891566">
            <text:p>-4.0</text:p>
          </table:table-cell>
          <table:table-cell table:formula="of:=[.L920]/-[.M920]" office:value-type="percentage" office:value="0.4872344018824">
            <text:p>49%</text:p>
          </table:table-cell>
          <table:table-cell table:formula="of:=COUNTIF([.$G$3:.$G920];&quot;&gt;0&quot;)/COUNTIF([.$B$3:.$B920];&quot;&gt;0&quot;)" office:value-type="percentage" office:value="0.6732283464566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albot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6">
            <text:p>6.00</text:p>
          </table:table-cell>
          <table:table-cell table:formula="of:=[.G921]-[.E921]" office:value-type="float" office:value="0">
            <text:p>0.00</text:p>
          </table:table-cell>
          <table:table-cell table:formula="of:=SUM([.$H$2:.H921])" office:value-type="float" office:value="-55.9299999999999">
            <text:p>-55.93</text:p>
          </table:table-cell>
          <table:table-cell table:formula="of:=SUM([.H$3:.H921])/SUM([.E$3:.E921])" office:value-type="percentage" office:value="-0.0186744574290484">
            <text:p>-2%</text:p>
          </table:table-cell>
          <table:table-cell table:formula="of:=[.O921]-(1-[.O921])/[.N921]" office:value-type="percentage" office:value="0.00386938657531366">
            <text:p>0.4%</text:p>
          </table:table-cell>
          <table:table-cell table:formula="of:=AVERAGEIF([.$H$3:.$H921];&quot;&gt;0&quot;)" office:value-type="float" office:value="1.92545643153527">
            <text:p>1.9</text:p>
          </table:table-cell>
          <table:table-cell table:formula="of:=AVERAGEIF([.$H$3:.$H921];&quot;&lt;0&quot;)" office:value-type="float" office:value="-3.95180722891566">
            <text:p>-4.0</text:p>
          </table:table-cell>
          <table:table-cell table:formula="of:=[.L921]/-[.M921]" office:value-type="percentage" office:value="0.4872344018824">
            <text:p>49%</text:p>
          </table:table-cell>
          <table:table-cell table:formula="of:=COUNTIF([.$G$3:.$G921];&quot;&gt;0&quot;)/COUNTIF([.$B$3:.$B921];&quot;&gt;0&quot;)" office:value-type="percentage" office:value="0.6736566186107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922]-[.E922]" office:value-type="float" office:value="1.2">
            <text:p>1.20</text:p>
          </table:table-cell>
          <table:table-cell table:formula="of:=SUM([.$H$2:.H922])" office:value-type="float" office:value="-54.7299999999999">
            <text:p>-54.73</text:p>
          </table:table-cell>
          <table:table-cell table:formula="of:=SUM([.H$3:.H922])/SUM([.E$3:.E922])" office:value-type="percentage" office:value="-0.0182615949282616">
            <text:p>-2%</text:p>
          </table:table-cell>
          <table:table-cell table:formula="of:=[.O922]-(1-[.O922])/[.N922]" office:value-type="percentage" office:value="0.00465102174160537">
            <text:p>0.5%</text:p>
          </table:table-cell>
          <table:table-cell table:formula="of:=AVERAGEIF([.$H$3:.$H922];&quot;&gt;0&quot;)" office:value-type="float" office:value="1.92395445134575">
            <text:p>1.9</text:p>
          </table:table-cell>
          <table:table-cell table:formula="of:=AVERAGEIF([.$H$3:.$H922];&quot;&lt;0&quot;)" office:value-type="float" office:value="-3.95180722891566">
            <text:p>-4.0</text:p>
          </table:table-cell>
          <table:table-cell table:formula="of:=[.L922]/-[.M922]" office:value-type="percentage" office:value="0.486854327627127">
            <text:p>49%</text:p>
          </table:table-cell>
          <table:table-cell table:formula="of:=COUNTIF([.$G$3:.$G922];&quot;&gt;0&quot;)/COUNTIF([.$B$3:.$B922];&quot;&gt;0&quot;)" office:value-type="percentage" office:value="0.67408376963350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mannarino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24]-[.E924]" office:value-type="float" office:value="-7">
            <text:p>-7.00</text:p>
          </table:table-cell>
          <table:table-cell table:formula="of:=SUM([.$H$2:.H924])" office:value-type="float" office:value="-61.73">
            <text:p>-61.73</text:p>
          </table:table-cell>
          <table:table-cell table:formula="of:=SUM([.H$3:.H924])/SUM([.E$3:.E924])" office:value-type="percentage" office:value="-0.0205492676431425">
            <text:p>-2%</text:p>
          </table:table-cell>
          <table:table-cell table:formula="of:=[.O924]-(1-[.O924])/[.N924]" office:value-type="percentage" office:value="-0.000111057727441133">
            <text:p>0.0%</text:p>
          </table:table-cell>
          <table:table-cell table:formula="of:=AVERAGEIF([.$H$3:.$H924];&quot;&gt;0&quot;)" office:value-type="float" office:value="1.92395445134575">
            <text:p>1.9</text:p>
          </table:table-cell>
          <table:table-cell table:formula="of:=AVERAGEIF([.$H$3:.$H924];&quot;&lt;0&quot;)" office:value-type="float" office:value="-3.964">
            <text:p>-4.0</text:p>
          </table:table-cell>
          <table:table-cell table:formula="of:=[.L924]/-[.M924]" office:value-type="percentage" office:value="0.485356824254731">
            <text:p>49%</text:p>
          </table:table-cell>
          <table:table-cell table:formula="of:=COUNTIF([.$G$3:.$G924];&quot;&gt;0&quot;)/COUNTIF([.$B$3:.$B924];&quot;&gt;0&quot;)" office:value-type="percentage" office:value="0.6732026143790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25]-[.E925]" office:value-type="float" office:value="0.6">
            <text:p>0.60</text:p>
          </table:table-cell>
          <table:table-cell table:formula="of:=SUM([.$H$2:.H925])" office:value-type="float" office:value="-61.1299999999999">
            <text:p>-61.13</text:p>
          </table:table-cell>
          <table:table-cell table:formula="of:=SUM([.H$3:.H925])/SUM([.E$3:.E925])" office:value-type="percentage" office:value="-0.0203427620632279">
            <text:p>-2%</text:p>
          </table:table-cell>
          <table:table-cell table:formula="of:=[.O925]-(1-[.O925])/[.N925]" office:value-type="percentage" office:value="0.000237153788391065">
            <text:p>0.0%</text:p>
          </table:table-cell>
          <table:table-cell table:formula="of:=AVERAGEIF([.$H$3:.$H925];&quot;&gt;0&quot;)" office:value-type="float" office:value="1.92121900826446">
            <text:p>1.9</text:p>
          </table:table-cell>
          <table:table-cell table:formula="of:=AVERAGEIF([.$H$3:.$H925];&quot;&lt;0&quot;)" office:value-type="float" office:value="-3.964">
            <text:p>-4.0</text:p>
          </table:table-cell>
          <table:table-cell table:formula="of:=[.L925]/-[.M925]" office:value-type="percentage" office:value="0.484666752841691">
            <text:p>48%</text:p>
          </table:table-cell>
          <table:table-cell table:formula="of:=COUNTIF([.$G$3:.$G925];&quot;&gt;0&quot;)/COUNTIF([.$B$3:.$B925];&quot;&gt;0&quot;)" office:value-type="percentage" office:value="0.6736292428198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926]-[.E926]" office:value-type="float" office:value="0.62">
            <text:p>0.62</text:p>
          </table:table-cell>
          <table:table-cell table:formula="of:=SUM([.$H$2:.H926])" office:value-type="float" office:value="-60.51">
            <text:p>-60.51</text:p>
          </table:table-cell>
          <table:table-cell table:formula="of:=SUM([.H$3:.H926])/SUM([.E$3:.E926])" office:value-type="percentage" office:value="-0.0201297405189621">
            <text:p>-2%</text:p>
          </table:table-cell>
          <table:table-cell table:formula="of:=[.O926]-(1-[.O926])/[.N926]" office:value-type="percentage" office:value="0.000600166042248107">
            <text:p>0.1%</text:p>
          </table:table-cell>
          <table:table-cell table:formula="of:=AVERAGEIF([.$H$3:.$H926];&quot;&gt;0&quot;)" office:value-type="float" office:value="1.91853608247423">
            <text:p>1.9</text:p>
          </table:table-cell>
          <table:table-cell table:formula="of:=AVERAGEIF([.$H$3:.$H926];&quot;&lt;0&quot;)" office:value-type="float" office:value="-3.964">
            <text:p>-4.0</text:p>
          </table:table-cell>
          <table:table-cell table:formula="of:=[.L926]/-[.M926]" office:value-type="percentage" office:value="0.483989929988453">
            <text:p>48%</text:p>
          </table:table-cell>
          <table:table-cell table:formula="of:=COUNTIF([.$G$3:.$G926];&quot;&gt;0&quot;)/COUNTIF([.$B$3:.$B926];&quot;&gt;0&quot;)" office:value-type="percentage" office:value="0.67405475880052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table:style-name="ce9" office:value-type="string">
            <text:p>paul t</text:p>
          </table:table-cell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0.36">
            <text:p>10.36</text:p>
          </table:table-cell>
          <table:table-cell table:formula="of:=[.G927]-[.E927]" office:value-type="float" office:value="3.36">
            <text:p>3.36</text:p>
          </table:table-cell>
          <table:table-cell table:formula="of:=SUM([.$H$2:.H927])" office:value-type="float" office:value="-57.1499999999999">
            <text:p>-57.15</text:p>
          </table:table-cell>
          <table:table-cell table:formula="of:=SUM([.H$3:.H927])/SUM([.E$3:.E927])" office:value-type="percentage" office:value="-0.0189678061732492">
            <text:p>-2%</text:p>
          </table:table-cell>
          <table:table-cell table:formula="of:=[.O927]-(1-[.O927])/[.N927]" office:value-type="percentage" office:value="0.00293963944066633">
            <text:p>0.3%</text:p>
          </table:table-cell>
          <table:table-cell table:formula="of:=AVERAGEIF([.$H$3:.$H927];&quot;&gt;0&quot;)" office:value-type="float" office:value="1.92150205761317">
            <text:p>1.9</text:p>
          </table:table-cell>
          <table:table-cell table:formula="of:=AVERAGEIF([.$H$3:.$H927];&quot;&lt;0&quot;)" office:value-type="float" office:value="-3.964">
            <text:p>-4.0</text:p>
          </table:table-cell>
          <table:table-cell table:formula="of:=[.L927]/-[.M927]" office:value-type="percentage" office:value="0.484738157823705">
            <text:p>48%</text:p>
          </table:table-cell>
          <table:table-cell table:formula="of:=COUNTIF([.$G$3:.$G927];&quot;&gt;0&quot;)/COUNTIF([.$B$3:.$B927];&quot;&gt;0&quot;)" office:value-type="percentage" office:value="0.6744791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928]-[.E928]" office:value-type="float" office:value="1.1">
            <text:p>1.10</text:p>
          </table:table-cell>
          <table:table-cell table:formula="of:=SUM([.$H$2:.H928])" office:value-type="float" office:value="-56.05">
            <text:p>-56.05</text:p>
          </table:table-cell>
          <table:table-cell table:formula="of:=SUM([.H$3:.H928])/SUM([.E$3:.E928])" office:value-type="percentage" office:value="-0.0185903814262023">
            <text:p>-2%</text:p>
          </table:table-cell>
          <table:table-cell table:formula="of:=[.O928]-(1-[.O928])/[.N928]" office:value-type="percentage" office:value="0.00364692005601541">
            <text:p>0.4%</text:p>
          </table:table-cell>
          <table:table-cell table:formula="of:=AVERAGEIF([.$H$3:.$H928];&quot;&gt;0&quot;)" office:value-type="float" office:value="1.91981519507187">
            <text:p>1.9</text:p>
          </table:table-cell>
          <table:table-cell table:formula="of:=AVERAGEIF([.$H$3:.$H928];&quot;&lt;0&quot;)" office:value-type="float" office:value="-3.964">
            <text:p>-4.0</text:p>
          </table:table-cell>
          <table:table-cell table:formula="of:=[.L928]/-[.M928]" office:value-type="percentage" office:value="0.484312612278473">
            <text:p>48%</text:p>
          </table:table-cell>
          <table:table-cell table:formula="of:=COUNTIF([.$G$3:.$G928];&quot;&gt;0&quot;)/COUNTIF([.$B$3:.$B928];&quot;&gt;0&quot;)" office:value-type="percentage" office:value="0.67490247074122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929]-[.E929]" office:value-type="float" office:value="1.86">
            <text:p>1.86</text:p>
          </table:table-cell>
          <table:table-cell table:formula="of:=SUM([.$H$2:.H929])" office:value-type="float" office:value="-54.19">
            <text:p>-54.19</text:p>
          </table:table-cell>
          <table:table-cell table:formula="of:=SUM([.H$3:.H929])/SUM([.E$3:.E929])" office:value-type="percentage" office:value="-0.0179555997349238">
            <text:p>-2%</text:p>
          </table:table-cell>
          <table:table-cell table:formula="of:=[.O929]-(1-[.O929])/[.N929]" office:value-type="percentage" office:value="0.0048980811782231">
            <text:p>0.5%</text:p>
          </table:table-cell>
          <table:table-cell table:formula="of:=AVERAGEIF([.$H$3:.$H929];&quot;&gt;0&quot;)" office:value-type="float" office:value="1.91969262295082">
            <text:p>1.9</text:p>
          </table:table-cell>
          <table:table-cell table:formula="of:=AVERAGEIF([.$H$3:.$H929];&quot;&lt;0&quot;)" office:value-type="float" office:value="-3.964">
            <text:p>-4.0</text:p>
          </table:table-cell>
          <table:table-cell table:formula="of:=[.L929]/-[.M929]" office:value-type="percentage" office:value="0.484281690956311">
            <text:p>48%</text:p>
          </table:table-cell>
          <table:table-cell table:formula="of:=COUNTIF([.$G$3:.$G929];&quot;&gt;0&quot;)/COUNTIF([.$B$3:.$B92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930]-[.E930]" office:value-type="float" office:value="0.84">
            <text:p>0.84</text:p>
          </table:table-cell>
          <table:table-cell table:formula="of:=SUM([.$H$2:.H930])" office:value-type="float" office:value="-53.35">
            <text:p>-53.35</text:p>
          </table:table-cell>
          <table:table-cell table:formula="of:=SUM([.H$3:.H930])/SUM([.E$3:.E930])" office:value-type="percentage" office:value="-0.0176655629139073">
            <text:p>-2%</text:p>
          </table:table-cell>
          <table:table-cell table:formula="of:=[.O930]-(1-[.O930])/[.N930]" office:value-type="percentage" office:value="0.00541775832079561">
            <text:p>0.5%</text:p>
          </table:table-cell>
          <table:table-cell table:formula="of:=AVERAGEIF([.$H$3:.$H930];&quot;&gt;0&quot;)" office:value-type="float" office:value="1.91748466257669">
            <text:p>1.9</text:p>
          </table:table-cell>
          <table:table-cell table:formula="of:=AVERAGEIF([.$H$3:.$H930];&quot;&lt;0&quot;)" office:value-type="float" office:value="-3.964">
            <text:p>-4.0</text:p>
          </table:table-cell>
          <table:table-cell table:formula="of:=[.L930]/-[.M930]" office:value-type="percentage" office:value="0.483724687834684">
            <text:p>48%</text:p>
          </table:table-cell>
          <table:table-cell table:formula="of:=COUNTIF([.$G$3:.$G930];&quot;&gt;0&quot;)/COUNTIF([.$B$3:.$B930];&quot;&gt;0&quot;)" office:value-type="percentage" office:value="0.6757457846952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1]-[.E931]" office:value-type="float" office:value="0.48">
            <text:p>0.48</text:p>
          </table:table-cell>
          <table:table-cell table:formula="of:=SUM([.$H$2:.H931])" office:value-type="float" office:value="-52.87">
            <text:p>-52.87</text:p>
          </table:table-cell>
          <table:table-cell table:formula="of:=SUM([.H$3:.H931])/SUM([.E$3:.E931])" office:value-type="percentage" office:value="-0.0175008275405495">
            <text:p>-2%</text:p>
          </table:table-cell>
          <table:table-cell table:formula="of:=[.O931]-(1-[.O931])/[.N931]" office:value-type="percentage" office:value="0.00568027266678484">
            <text:p>0.6%</text:p>
          </table:table-cell>
          <table:table-cell table:formula="of:=AVERAGEIF([.$H$3:.$H931];&quot;&gt;0&quot;)" office:value-type="float" office:value="1.91455102040816">
            <text:p>1.9</text:p>
          </table:table-cell>
          <table:table-cell table:formula="of:=AVERAGEIF([.$H$3:.$H931];&quot;&lt;0&quot;)" office:value-type="float" office:value="-3.964">
            <text:p>-4.0</text:p>
          </table:table-cell>
          <table:table-cell table:formula="of:=[.L931]/-[.M931]" office:value-type="percentage" office:value="0.482984616651908">
            <text:p>48%</text:p>
          </table:table-cell>
          <table:table-cell table:formula="of:=COUNTIF([.$G$3:.$G931];&quot;&gt;0&quot;)/COUNTIF([.$B$3:.$B931];&quot;&gt;0&quot;)" office:value-type="percentage" office:value="0.6761658031088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932]-[.E932]" office:value-type="float" office:value="0.58">
            <text:p>0.58</text:p>
          </table:table-cell>
          <table:table-cell table:formula="of:=SUM([.$H$2:.H932])" office:value-type="float" office:value="-52.29">
            <text:p>-52.29</text:p>
          </table:table-cell>
          <table:table-cell table:formula="of:=SUM([.H$3:.H932])/SUM([.E$3:.E932])" office:value-type="percentage" office:value="-0.0173031105228325">
            <text:p>-2%</text:p>
          </table:table-cell>
          <table:table-cell table:formula="of:=[.O932]-(1-[.O932])/[.N932]" office:value-type="percentage" office:value="0.00601459852083197">
            <text:p>0.6%</text:p>
          </table:table-cell>
          <table:table-cell table:formula="of:=AVERAGEIF([.$H$3:.$H932];&quot;&gt;0&quot;)" office:value-type="float" office:value="1.91183299389002">
            <text:p>1.9</text:p>
          </table:table-cell>
          <table:table-cell table:formula="of:=AVERAGEIF([.$H$3:.$H932];&quot;&lt;0&quot;)" office:value-type="float" office:value="-3.964">
            <text:p>-4.0</text:p>
          </table:table-cell>
          <table:table-cell table:formula="of:=[.L932]/-[.M932]" office:value-type="percentage" office:value="0.48229893892281">
            <text:p>48%</text:p>
          </table:table-cell>
          <table:table-cell table:formula="of:=COUNTIF([.$G$3:.$G932];&quot;&gt;0&quot;)/COUNTIF([.$B$3:.$B932];&quot;&gt;0&quot;)" office:value-type="percentage" office:value="0.676584734799483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carreno busta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934]-[.E934]" office:value-type="float" office:value="-6">
            <text:p>-6.00</text:p>
          </table:table-cell>
          <table:table-cell table:formula="of:=SUM([.$H$2:.H934])" office:value-type="float" office:value="-58.29">
            <text:p>-58.29</text:p>
          </table:table-cell>
          <table:table-cell table:formula="of:=SUM([.H$3:.H934])/SUM([.E$3:.E934])" office:value-type="percentage" office:value="-0.0192503302509907">
            <text:p>-2%</text:p>
          </table:table-cell>
          <table:table-cell table:formula="of:=[.O934]-(1-[.O934])/[.N934]" office:value-type="percentage" office:value="0.00195211268683426">
            <text:p>0.2%</text:p>
          </table:table-cell>
          <table:table-cell table:formula="of:=AVERAGEIF([.$H$3:.$H934];&quot;&gt;0&quot;)" office:value-type="float" office:value="1.91183299389002">
            <text:p>1.9</text:p>
          </table:table-cell>
          <table:table-cell table:formula="of:=AVERAGEIF([.$H$3:.$H934];&quot;&lt;0&quot;)" office:value-type="float" office:value="-3.97211155378486">
            <text:p>-4.0</text:p>
          </table:table-cell>
          <table:table-cell table:formula="of:=[.L934]/-[.M934]" office:value-type="percentage" office:value="0.481314023537006">
            <text:p>48%</text:p>
          </table:table-cell>
          <table:table-cell table:formula="of:=COUNTIF([.$G$3:.$G934];&quot;&gt;0&quot;)/COUNTIF([.$B$3:.$B934];&quot;&gt;0&quot;)" office:value-type="percentage" office:value="0.675710594315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5]-[.E935]" office:value-type="float" office:value="0.48">
            <text:p>0.48</text:p>
          </table:table-cell>
          <table:table-cell table:formula="of:=SUM([.$H$2:.H935])" office:value-type="float" office:value="-57.81">
            <text:p>-57.81</text:p>
          </table:table-cell>
          <table:table-cell table:formula="of:=SUM([.H$3:.H935])/SUM([.E$3:.E935])" office:value-type="percentage" office:value="-0.0190855067679102">
            <text:p>-2%</text:p>
          </table:table-cell>
          <table:table-cell table:formula="of:=[.O935]-(1-[.O935])/[.N935]" office:value-type="percentage" office:value="0.00221406984536077">
            <text:p>0.2%</text:p>
          </table:table-cell>
          <table:table-cell table:formula="of:=AVERAGEIF([.$H$3:.$H935];&quot;&gt;0&quot;)" office:value-type="float" office:value="1.90892276422764">
            <text:p>1.9</text:p>
          </table:table-cell>
          <table:table-cell table:formula="of:=AVERAGEIF([.$H$3:.$H935];&quot;&lt;0&quot;)" office:value-type="float" office:value="-3.97211155378486">
            <text:p>-4.0</text:p>
          </table:table-cell>
          <table:table-cell table:formula="of:=[.L935]/-[.M935]" office:value-type="percentage" office:value="0.480581357894823">
            <text:p>48%</text:p>
          </table:table-cell>
          <table:table-cell table:formula="of:=COUNTIF([.$G$3:.$G935];&quot;&gt;0&quot;)/COUNTIF([.$B$3:.$B935];&quot;&gt;0&quot;)" office:value-type="percentage" office:value="0.6761290322580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936]-[.E936]" office:value-type="float" office:value="3.4">
            <text:p>3.40</text:p>
          </table:table-cell>
          <table:table-cell table:formula="of:=SUM([.$H$2:.H936])" office:value-type="float" office:value="-54.41">
            <text:p>-54.41</text:p>
          </table:table-cell>
          <table:table-cell table:formula="of:=SUM([.H$3:.H936])/SUM([.E$3:.E936])" office:value-type="percentage" office:value="-0.0179393339927464">
            <text:p>-2%</text:p>
          </table:table-cell>
          <table:table-cell table:formula="of:=[.O936]-(1-[.O936])/[.N936]" office:value-type="percentage" office:value="0.00456456453664678">
            <text:p>0.5%</text:p>
          </table:table-cell>
          <table:table-cell table:formula="of:=AVERAGEIF([.$H$3:.$H936];&quot;&gt;0&quot;)" office:value-type="float" office:value="1.91194726166329">
            <text:p>1.9</text:p>
          </table:table-cell>
          <table:table-cell table:formula="of:=AVERAGEIF([.$H$3:.$H936];&quot;&lt;0&quot;)" office:value-type="float" office:value="-3.97211155378486">
            <text:p>-4.0</text:p>
          </table:table-cell>
          <table:table-cell table:formula="of:=[.L936]/-[.M936]" office:value-type="percentage" office:value="0.481342791050637">
            <text:p>48%</text:p>
          </table:table-cell>
          <table:table-cell table:formula="of:=COUNTIF([.$G$3:.$G936];&quot;&gt;0&quot;)/COUNTIF([.$B$3:.$B936];&quot;&gt;0&quot;)" office:value-type="percentage" office:value="0.6765463917525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37]-[.E937]" office:value-type="float" office:value="-4">
            <text:p>-4.00</text:p>
          </table:table-cell>
          <table:table-cell table:formula="of:=SUM([.$H$2:.H937])" office:value-type="float" office:value="-58.41">
            <text:p>-58.41</text:p>
          </table:table-cell>
          <table:table-cell table:formula="of:=SUM([.H$3:.H937])/SUM([.E$3:.E937])" office:value-type="percentage" office:value="-0.0192327955218966">
            <text:p>-2%</text:p>
          </table:table-cell>
          <table:table-cell table:formula="of:=[.O937]-(1-[.O937])/[.N937]" office:value-type="percentage" office:value="0.00186614435651633">
            <text:p>0.2%</text:p>
          </table:table-cell>
          <table:table-cell table:formula="of:=AVERAGEIF([.$H$3:.$H937];&quot;&gt;0&quot;)" office:value-type="float" office:value="1.91194726166329">
            <text:p>1.9</text:p>
          </table:table-cell>
          <table:table-cell table:formula="of:=AVERAGEIF([.$H$3:.$H937];&quot;&lt;0&quot;)" office:value-type="float" office:value="-3.97222222222222">
            <text:p>-4.0</text:p>
          </table:table-cell>
          <table:table-cell table:formula="of:=[.L937]/-[.M937]" office:value-type="percentage" office:value="0.481329380558589">
            <text:p>48%</text:p>
          </table:table-cell>
          <table:table-cell table:formula="of:=COUNTIF([.$G$3:.$G937];&quot;&gt;0&quot;)/COUNTIF([.$B$3:.$B937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paul t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39]-[.E939]" office:value-type="float" office:value="-2">
            <text:p>-2.00</text:p>
          </table:table-cell>
          <table:table-cell table:formula="of:=SUM([.$H$2:.H939])" office:value-type="float" office:value="-60.41">
            <text:p>-60.41</text:p>
          </table:table-cell>
          <table:table-cell table:formula="of:=SUM([.H$3:.H939])/SUM([.E$3:.E939])" office:value-type="percentage" office:value="-0.0198782494241527">
            <text:p>-2%</text:p>
          </table:table-cell>
          <table:table-cell table:formula="of:=[.O939]-(1-[.O939])/[.N939]" office:value-type="percentage" office:value="0.000519203351286413">
            <text:p>0.1%</text:p>
          </table:table-cell>
          <table:table-cell table:formula="of:=AVERAGEIF([.$H$3:.$H939];&quot;&gt;0&quot;)" office:value-type="float" office:value="1.91194726166329">
            <text:p>1.9</text:p>
          </table:table-cell>
          <table:table-cell table:formula="of:=AVERAGEIF([.$H$3:.$H939];&quot;&lt;0&quot;)" office:value-type="float" office:value="-3.96442687747036">
            <text:p>-4.0</text:p>
          </table:table-cell>
          <table:table-cell table:formula="of:=[.L939]/-[.M939]" office:value-type="percentage" office:value="0.482275829711676">
            <text:p>48%</text:p>
          </table:table-cell>
          <table:table-cell table:formula="of:=COUNTIF([.$G$3:.$G939];&quot;&gt;0&quot;)/COUNTIF([.$B$3:.$B939];&quot;&gt;0&quot;)" office:value-type="percentage" office:value="0.67480719794344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940]-[.E940]" office:value-type="float" office:value="3.12">
            <text:p>3.12</text:p>
          </table:table-cell>
          <table:table-cell table:formula="of:=SUM([.$H$2:.H940])" office:value-type="float" office:value="-57.29">
            <text:p>-57.29</text:p>
          </table:table-cell>
          <table:table-cell table:formula="of:=SUM([.H$3:.H940])/SUM([.E$3:.E940])" office:value-type="percentage" office:value="-0.0188144499178982">
            <text:p>-2%</text:p>
          </table:table-cell>
          <table:table-cell table:formula="of:=[.O940]-(1-[.O940])/[.N940]" office:value-type="percentage" office:value="0.00266246567212236">
            <text:p>0.3%</text:p>
          </table:table-cell>
          <table:table-cell table:formula="of:=AVERAGEIF([.$H$3:.$H940];&quot;&gt;0&quot;)" office:value-type="float" office:value="1.91439271255061">
            <text:p>1.9</text:p>
          </table:table-cell>
          <table:table-cell table:formula="of:=AVERAGEIF([.$H$3:.$H940];&quot;&lt;0&quot;)" office:value-type="float" office:value="-3.96442687747036">
            <text:p>-4.0</text:p>
          </table:table-cell>
          <table:table-cell table:formula="of:=[.L940]/-[.M940]" office:value-type="percentage" office:value="0.482892678240582">
            <text:p>48%</text:p>
          </table:table-cell>
          <table:table-cell table:formula="of:=COUNTIF([.$G$3:.$G940];&quot;&gt;0&quot;)/COUNTIF([.$B$3:.$B940];&quot;&gt;0&quot;)" office:value-type="percentage" office:value="0.675224646983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41]-[.E941]" office:value-type="float" office:value="-4">
            <text:p>-4.00</text:p>
          </table:table-cell>
          <table:table-cell table:formula="of:=SUM([.$H$2:.H941])" office:value-type="float" office:value="-61.29">
            <text:p>-61.29</text:p>
          </table:table-cell>
          <table:table-cell table:formula="of:=SUM([.H$3:.H941])/SUM([.E$3:.E941])" office:value-type="percentage" office:value="-0.0201016726795671">
            <text:p>-2%</text:p>
          </table:table-cell>
          <table:table-cell table:formula="of:=[.O941]-(1-[.O941])/[.N941]" office:value-type="percentage" office:value="-0.0000197111436287534">
            <text:p>0.0%</text:p>
          </table:table-cell>
          <table:table-cell table:formula="of:=AVERAGEIF([.$H$3:.$H941];&quot;&gt;0&quot;)" office:value-type="float" office:value="1.91439271255061">
            <text:p>1.9</text:p>
          </table:table-cell>
          <table:table-cell table:formula="of:=AVERAGEIF([.$H$3:.$H941];&quot;&lt;0&quot;)" office:value-type="float" office:value="-3.96456692913386">
            <text:p>-4.0</text:p>
          </table:table-cell>
          <table:table-cell table:formula="of:=[.L941]/-[.M941]" office:value-type="percentage" office:value="0.482875619650302">
            <text:p>48%</text:p>
          </table:table-cell>
          <table:table-cell table:formula="of:=COUNTIF([.$G$3:.$G941];&quot;&gt;0&quot;)/COUNTIF([.$B$3:.$B941];&quot;&gt;0&quot;)" office:value-type="percentage" office:value="0.674358974358974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>
            <text:p>2020-01-18</text:p>
          </table:table-cell>
          <table:table-cell office:value-type="string">
            <text:p>auk</text:p>
          </table:table-cell>
          <table:table-cell office:value-type="string">
            <text:p>humbert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43]-[.E943]" office:value-type="float" office:value="0.8">
            <text:p>0.80</text:p>
          </table:table-cell>
          <table:table-cell table:formula="of:=SUM([.$H$2:.H943])" office:value-type="float" office:value="-60.49">
            <text:p>-60.49</text:p>
          </table:table-cell>
          <table:table-cell table:formula="of:=SUM([.H$3:.H943])/SUM([.E$3:.E943])" office:value-type="percentage" office:value="-0.0198327868852459">
            <text:p>-2%</text:p>
          </table:table-cell>
          <table:table-cell table:formula="of:=[.O943]-(1-[.O943])/[.N943]" office:value-type="percentage" office:value="0.000467747063134016">
            <text:p>0.0%</text:p>
          </table:table-cell>
          <table:table-cell table:formula="of:=AVERAGEIF([.$H$3:.$H943];&quot;&gt;0&quot;)" office:value-type="float" office:value="1.91214141414141">
            <text:p>1.9</text:p>
          </table:table-cell>
          <table:table-cell table:formula="of:=AVERAGEIF([.$H$3:.$H943];&quot;&lt;0&quot;)" office:value-type="float" office:value="-3.96456692913386">
            <text:p>-4.0</text:p>
          </table:table-cell>
          <table:table-cell table:formula="of:=[.L943]/-[.M943]" office:value-type="percentage" office:value="0.482307764838053">
            <text:p>48%</text:p>
          </table:table-cell>
          <table:table-cell table:formula="of:=COUNTIF([.$G$3:.$G943];&quot;&gt;0&quot;)/COUNTIF([.$B$3:.$B943];&quot;&gt;0&quot;)" office:value-type="percentage" office:value="0.674775928297055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5]-[.E945]" office:value-type="float" office:value="0.78">
            <text:p>0.78</text:p>
          </table:table-cell>
          <table:table-cell table:formula="of:=SUM([.$H$2:.H945])" office:value-type="float" office:value="-59.71">
            <text:p>-59.71</text:p>
          </table:table-cell>
          <table:table-cell table:formula="of:=SUM([.H$3:.H945])/SUM([.E$3:.E945])" office:value-type="percentage" office:value="-0.019538612565445">
            <text:p>-2%</text:p>
          </table:table-cell>
          <table:table-cell table:formula="of:=[.O945]-(1-[.O945])/[.N945]" office:value-type="percentage" office:value="0.000941061132822219">
            <text:p>0.1%</text:p>
          </table:table-cell>
          <table:table-cell table:formula="of:=AVERAGEIF([.$H$3:.$H945];&quot;&gt;0&quot;)" office:value-type="float" office:value="1.90985887096774">
            <text:p>1.9</text:p>
          </table:table-cell>
          <table:table-cell table:formula="of:=AVERAGEIF([.$H$3:.$H945];&quot;&lt;0&quot;)" office:value-type="float" office:value="-3.96456692913386">
            <text:p>-4.0</text:p>
          </table:table-cell>
          <table:table-cell table:formula="of:=[.L945]/-[.M945]" office:value-type="percentage" office:value="0.481732029022648">
            <text:p>48%</text:p>
          </table:table-cell>
          <table:table-cell table:formula="of:=COUNTIF([.$G$3:.$G945];&quot;&gt;0&quot;)/COUNTIF([.$B$3:.$B945];&quot;&gt;0&quot;)" office:value-type="percentage" office:value="0.67519181585677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ankis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46]-[.E946]" office:value-type="float" office:value="2.1">
            <text:p>2.10</text:p>
          </table:table-cell>
          <table:table-cell table:formula="of:=SUM([.$H$2:.H946])" office:value-type="float" office:value="-57.61">
            <text:p>-57.61</text:p>
          </table:table-cell>
          <table:table-cell table:formula="of:=SUM([.H$3:.H946])/SUM([.E$3:.E946])" office:value-type="percentage" office:value="-0.0188329519450801">
            <text:p>-2%</text:p>
          </table:table-cell>
          <table:table-cell table:formula="of:=[.O946]-(1-[.O946])/[.N946]" office:value-type="percentage" office:value="0.00235186303736268">
            <text:p>0.2%</text:p>
          </table:table-cell>
          <table:table-cell table:formula="of:=AVERAGEIF([.$H$3:.$H946];&quot;&gt;0&quot;)" office:value-type="float" office:value="1.91024144869215">
            <text:p>1.9</text:p>
          </table:table-cell>
          <table:table-cell table:formula="of:=AVERAGEIF([.$H$3:.$H946];&quot;&lt;0&quot;)" office:value-type="float" office:value="-3.96456692913386">
            <text:p>-4.0</text:p>
          </table:table-cell>
          <table:table-cell table:formula="of:=[.L946]/-[.M946]" office:value-type="percentage" office:value="0.481828528269917">
            <text:p>48%</text:p>
          </table:table-cell>
          <table:table-cell table:formula="of:=COUNTIF([.$G$3:.$G946];&quot;&gt;0&quot;)/COUNTIF([.$B$3:.$B946];&quot;&gt;0&quot;)" office:value-type="percentage" office:value="0.67560664112388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7]-[.E947]" office:value-type="float" office:value="0.78">
            <text:p>0.78</text:p>
          </table:table-cell>
          <table:table-cell table:formula="of:=SUM([.$H$2:.H947])" office:value-type="float" office:value="-56.83">
            <text:p>-56.83</text:p>
          </table:table-cell>
          <table:table-cell table:formula="of:=SUM([.H$3:.H947])/SUM([.E$3:.E947])" office:value-type="percentage" office:value="-0.0185415986949429">
            <text:p>-2%</text:p>
          </table:table-cell>
          <table:table-cell table:formula="of:=[.O947]-(1-[.O947])/[.N947]" office:value-type="percentage" office:value="0.00282454826021428">
            <text:p>0.3%</text:p>
          </table:table-cell>
          <table:table-cell table:formula="of:=AVERAGEIF([.$H$3:.$H947];&quot;&gt;0&quot;)" office:value-type="float" office:value="1.9079718875502">
            <text:p>1.9</text:p>
          </table:table-cell>
          <table:table-cell table:formula="of:=AVERAGEIF([.$H$3:.$H947];&quot;&lt;0&quot;)" office:value-type="float" office:value="-3.96456692913386">
            <text:p>-4.0</text:p>
          </table:table-cell>
          <table:table-cell table:formula="of:=[.L947]/-[.M947]" office:value-type="percentage" office:value="0.481256066968968">
            <text:p>48%</text:p>
          </table:table-cell>
          <table:table-cell table:formula="of:=COUNTIF([.$G$3:.$G947];&quot;&gt;0&quot;)/COUNTIF([.$B$3:.$B947];&quot;&gt;0&quot;)" office:value-type="percentage" office:value="0.67602040816326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nishiok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48]-[.E948]" office:value-type="float" office:value="2.52">
            <text:p>2.52</text:p>
          </table:table-cell>
          <table:table-cell table:formula="of:=SUM([.$H$2:.H948])" office:value-type="float" office:value="-54.31">
            <text:p>-54.31</text:p>
          </table:table-cell>
          <table:table-cell table:formula="of:=SUM([.H$3:.H948])/SUM([.E$3:.E948])" office:value-type="percentage" office:value="-0.0176847932269619">
            <text:p>-2%</text:p>
          </table:table-cell>
          <table:table-cell table:formula="of:=[.O948]-(1-[.O948])/[.N948]" office:value-type="percentage" office:value="0.00452675972888794">
            <text:p>0.5%</text:p>
          </table:table-cell>
          <table:table-cell table:formula="of:=AVERAGEIF([.$H$3:.$H948];&quot;&gt;0&quot;)" office:value-type="float" office:value="1.90919839679359">
            <text:p>1.9</text:p>
          </table:table-cell>
          <table:table-cell table:formula="of:=AVERAGEIF([.$H$3:.$H948];&quot;&lt;0&quot;)" office:value-type="float" office:value="-3.96456692913386">
            <text:p>-4.0</text:p>
          </table:table-cell>
          <table:table-cell table:formula="of:=[.L948]/-[.M948]" office:value-type="percentage" office:value="0.481565434742374">
            <text:p>48%</text:p>
          </table:table-cell>
          <table:table-cell table:formula="of:=COUNTIF([.$G$3:.$G948];&quot;&gt;0&quot;)/COUNTIF([.$B$3:.$B948];&quot;&gt;0&quot;)" office:value-type="percentage" office:value="0.67643312101910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949]-[.E949]" office:value-type="float" office:value="0.72">
            <text:p>0.72</text:p>
          </table:table-cell>
          <table:table-cell table:formula="of:=SUM([.$H$2:.H949])" office:value-type="float" office:value="-53.59">
            <text:p>-53.59</text:p>
          </table:table-cell>
          <table:table-cell table:formula="of:=SUM([.H$3:.H949])/SUM([.E$3:.E949])" office:value-type="percentage" office:value="-0.0174276422764228">
            <text:p>-2%</text:p>
          </table:table-cell>
          <table:table-cell table:formula="of:=[.O949]-(1-[.O949])/[.N949]" office:value-type="percentage" office:value="0.00495625545300582">
            <text:p>0.5%</text:p>
          </table:table-cell>
          <table:table-cell table:formula="of:=AVERAGEIF([.$H$3:.$H949];&quot;&gt;0&quot;)" office:value-type="float" office:value="1.90682">
            <text:p>1.9</text:p>
          </table:table-cell>
          <table:table-cell table:formula="of:=AVERAGEIF([.$H$3:.$H949];&quot;&lt;0&quot;)" office:value-type="float" office:value="-3.96456692913386">
            <text:p>-4.0</text:p>
          </table:table-cell>
          <table:table-cell table:formula="of:=[.L949]/-[.M949]" office:value-type="percentage" office:value="0.480965521350546">
            <text:p>48%</text:p>
          </table:table-cell>
          <table:table-cell table:formula="of:=COUNTIF([.$G$3:.$G949];&quot;&gt;0&quot;)/COUNTIF([.$B$3:.$B949];&quot;&gt;0&quot;)" office:value-type="percentage" office:value="0.67684478371501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oric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50]-[.E950]" office:value-type="float" office:value="-1">
            <text:p>-1.00</text:p>
          </table:table-cell>
          <table:table-cell table:formula="of:=SUM([.$H$2:.H950])" office:value-type="float" office:value="-54.59">
            <text:p>-54.59</text:p>
          </table:table-cell>
          <table:table-cell table:formula="of:=SUM([.H$3:.H950])/SUM([.E$3:.E950])" office:value-type="percentage" office:value="-0.0177470741222367">
            <text:p>-2%</text:p>
          </table:table-cell>
          <table:table-cell table:formula="of:=[.O950]-(1-[.O950])/[.N950]" office:value-type="percentage" office:value="0.0042835875937699">
            <text:p>0.4%</text:p>
          </table:table-cell>
          <table:table-cell table:formula="of:=AVERAGEIF([.$H$3:.$H950];&quot;&gt;0&quot;)" office:value-type="float" office:value="1.90682">
            <text:p>1.9</text:p>
          </table:table-cell>
          <table:table-cell table:formula="of:=AVERAGEIF([.$H$3:.$H950];&quot;&lt;0&quot;)" office:value-type="float" office:value="-3.95294117647059">
            <text:p>-4.0</text:p>
          </table:table-cell>
          <table:table-cell table:formula="of:=[.L950]/-[.M950]" office:value-type="percentage" office:value="0.482380059523809">
            <text:p>48%</text:p>
          </table:table-cell>
          <table:table-cell table:formula="of:=COUNTIF([.$G$3:.$G950];&quot;&gt;0&quot;)/COUNTIF([.$B$3:.$B950];&quot;&gt;0&quot;)" office:value-type="percentage" office:value="0.67598475222363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arin</text:p>
          </table:table-cell>
          <table:table-cell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951]-[.E951]" office:value-type="float" office:value="4.2">
            <text:p>4.20</text:p>
          </table:table-cell>
          <table:table-cell table:formula="of:=SUM([.$H$2:.H951])" office:value-type="float" office:value="-50.39">
            <text:p>-50.39</text:p>
          </table:table-cell>
          <table:table-cell table:formula="of:=SUM([.H$3:.H951])/SUM([.E$3:.E951])" office:value-type="percentage" office:value="-0.0163497728747566">
            <text:p>-2%</text:p>
          </table:table-cell>
          <table:table-cell table:formula="of:=[.O951]-(1-[.O951])/[.N951]" office:value-type="percentage" office:value="0.00715366253665428">
            <text:p>0.7%</text:p>
          </table:table-cell>
          <table:table-cell table:formula="of:=AVERAGEIF([.$H$3:.$H951];&quot;&gt;0&quot;)" office:value-type="float" office:value="1.91139720558882">
            <text:p>1.9</text:p>
          </table:table-cell>
          <table:table-cell table:formula="of:=AVERAGEIF([.$H$3:.$H951];&quot;&lt;0&quot;)" office:value-type="float" office:value="-3.95294117647059">
            <text:p>-4.0</text:p>
          </table:table-cell>
          <table:table-cell table:formula="of:=[.L951]/-[.M951]" office:value-type="percentage" office:value="0.483537983556696">
            <text:p>48%</text:p>
          </table:table-cell>
          <table:table-cell table:formula="of:=COUNTIF([.$G$3:.$G951];&quot;&gt;0&quot;)/COUNTIF([.$B$3:.$B951];&quot;&gt;0&quot;)" office:value-type="percentage" office:value="0.67639593908629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7.65">
            <text:p>7.65</text:p>
          </table:table-cell>
          <table:table-cell table:formula="of:=[.G952]-[.E952]" office:value-type="float" office:value="2.65">
            <text:p>2.65</text:p>
          </table:table-cell>
          <table:table-cell table:formula="of:=SUM([.$H$2:.H952])" office:value-type="float" office:value="-47.74">
            <text:p>-47.74</text:p>
          </table:table-cell>
          <table:table-cell table:formula="of:=SUM([.H$3:.H952])/SUM([.E$3:.E952])" office:value-type="percentage" office:value="-0.0154648526077097">
            <text:p>-2%</text:p>
          </table:table-cell>
          <table:table-cell table:formula="of:=[.O952]-(1-[.O952])/[.N952]" office:value-type="percentage" office:value="0.00892613130204967">
            <text:p>0.9%</text:p>
          </table:table-cell>
          <table:table-cell table:formula="of:=AVERAGEIF([.$H$3:.$H952];&quot;&gt;0&quot;)" office:value-type="float" office:value="1.91286852589641">
            <text:p>1.9</text:p>
          </table:table-cell>
          <table:table-cell table:formula="of:=AVERAGEIF([.$H$3:.$H952];&quot;&lt;0&quot;)" office:value-type="float" office:value="-3.95294117647059">
            <text:p>-4.0</text:p>
          </table:table-cell>
          <table:table-cell table:formula="of:=[.L952]/-[.M952]" office:value-type="percentage" office:value="0.483910192563081">
            <text:p>48%</text:p>
          </table:table-cell>
          <table:table-cell table:formula="of:=COUNTIF([.$G$3:.$G952];&quot;&gt;0&quot;)/COUNTIF([.$B$3:.$B952];&quot;&gt;0&quot;)" office:value-type="percentage" office:value="0.6768060836501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office:value-type="float" office:value="4.52">
            <text:p>4.52</text:p>
          </table:table-cell>
          <table:table-cell table:formula="of:=[.G953]-[.E953]" office:value-type="float" office:value="0.52">
            <text:p>0.52</text:p>
          </table:table-cell>
          <table:table-cell table:formula="of:=SUM([.$H$2:.H953])" office:value-type="float" office:value="-47.22">
            <text:p>-47.22</text:p>
          </table:table-cell>
          <table:table-cell table:formula="of:=SUM([.H$3:.H953])/SUM([.E$3:.E953])" office:value-type="percentage" office:value="-0.0152766095114849">
            <text:p>-2%</text:p>
          </table:table-cell>
          <table:table-cell table:formula="of:=[.O953]-(1-[.O953])/[.N953]" office:value-type="percentage" office:value="0.00921363733738445">
            <text:p>0.9%</text:p>
          </table:table-cell>
          <table:table-cell table:formula="of:=AVERAGEIF([.$H$3:.$H953];&quot;&gt;0&quot;)" office:value-type="float" office:value="1.91009940357853">
            <text:p>1.9</text:p>
          </table:table-cell>
          <table:table-cell table:formula="of:=AVERAGEIF([.$H$3:.$H953];&quot;&lt;0&quot;)" office:value-type="float" office:value="-3.95294117647059">
            <text:p>-4.0</text:p>
          </table:table-cell>
          <table:table-cell table:formula="of:=[.L953]/-[.M953]" office:value-type="percentage" office:value="0.48320967054814">
            <text:p>48%</text:p>
          </table:table-cell>
          <table:table-cell table:formula="of:=COUNTIF([.$G$3:.$G953];&quot;&gt;0&quot;)/COUNTIF([.$B$3:.$B953];&quot;&gt;0&quot;)" office:value-type="percentage" office:value="0.6772151898734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chwarzman</text:p>
          </table:table-cell>
          <table:table-cell office:value-type="float" office:value="6">
            <text:p>6</text:p>
          </table:table-cell>
          <table:table-cell office:value-type="float" office:value="1.23">
            <text:p>1.23</text:p>
          </table:table-cell>
          <table:table-cell office:value-type="float" office:value="7.38">
            <text:p>7.38</text:p>
          </table:table-cell>
          <table:table-cell table:formula="of:=[.G954]-[.E954]" office:value-type="float" office:value="1.38">
            <text:p>1.38</text:p>
          </table:table-cell>
          <table:table-cell table:formula="of:=SUM([.$H$2:.H954])" office:value-type="float" office:value="-45.84">
            <text:p>-45.84</text:p>
          </table:table-cell>
          <table:table-cell table:formula="of:=SUM([.H$3:.H954])/SUM([.E$3:.E954])" office:value-type="percentage" office:value="-0.0148014207297384">
            <text:p>-1%</text:p>
          </table:table-cell>
          <table:table-cell table:formula="of:=[.O954]-(1-[.O954])/[.N954]" office:value-type="percentage" office:value="0.0100986434126248">
            <text:p>1.0%</text:p>
          </table:table-cell>
          <table:table-cell table:formula="of:=AVERAGEIF([.$H$3:.$H954];&quot;&gt;0&quot;)" office:value-type="float" office:value="1.90904761904762">
            <text:p>1.9</text:p>
          </table:table-cell>
          <table:table-cell table:formula="of:=AVERAGEIF([.$H$3:.$H954];&quot;&lt;0&quot;)" office:value-type="float" office:value="-3.95294117647059">
            <text:p>-4.0</text:p>
          </table:table-cell>
          <table:table-cell table:formula="of:=[.L954]/-[.M954]" office:value-type="percentage" office:value="0.482943594104308">
            <text:p>48%</text:p>
          </table:table-cell>
          <table:table-cell table:formula="of:=COUNTIF([.$G$3:.$G954];&quot;&gt;0&quot;)/COUNTIF([.$B$3:.$B954];&quot;&gt;0&quot;)" office:value-type="percentage" office:value="0.67762326169405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unneswaran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55]-[.E955]" office:value-type="float" office:value="-1">
            <text:p>-1.00</text:p>
          </table:table-cell>
          <table:table-cell table:formula="of:=SUM([.$H$2:.H955])" office:value-type="float" office:value="-46.84">
            <text:p>-46.84</text:p>
          </table:table-cell>
          <table:table-cell table:formula="of:=SUM([.H$3:.H955])/SUM([.E$3:.E955])" office:value-type="percentage" office:value="-0.0151194318915429">
            <text:p>-2%</text:p>
          </table:table-cell>
          <table:table-cell table:formula="of:=[.O955]-(1-[.O955])/[.N955]" office:value-type="percentage" office:value="0.00942450194133881">
            <text:p>0.9%</text:p>
          </table:table-cell>
          <table:table-cell table:formula="of:=AVERAGEIF([.$H$3:.$H955];&quot;&gt;0&quot;)" office:value-type="float" office:value="1.90904761904762">
            <text:p>1.9</text:p>
          </table:table-cell>
          <table:table-cell table:formula="of:=AVERAGEIF([.$H$3:.$H955];&quot;&lt;0&quot;)" office:value-type="float" office:value="-3.94140625">
            <text:p>-3.9</text:p>
          </table:table-cell>
          <table:table-cell table:formula="of:=[.L955]/-[.M955]" office:value-type="percentage" office:value="0.484356977677096">
            <text:p>48%</text:p>
          </table:table-cell>
          <table:table-cell table:formula="of:=COUNTIF([.$G$3:.$G955];&quot;&gt;0&quot;)/COUNTIF([.$B$3:.$B955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56]-[.E956]" office:value-type="float" office:value="2.04">
            <text:p>2.04</text:p>
          </table:table-cell>
          <table:table-cell table:formula="of:=SUM([.$H$2:.H956])" office:value-type="float" office:value="-44.8">
            <text:p>-44.80</text:p>
          </table:table-cell>
          <table:table-cell table:formula="of:=SUM([.H$3:.H956])/SUM([.E$3:.E956])" office:value-type="percentage" office:value="-0.0144329896907216">
            <text:p>-1%</text:p>
          </table:table-cell>
          <table:table-cell table:formula="of:=[.O956]-(1-[.O956])/[.N956]" office:value-type="percentage" office:value="0.0107641719850599">
            <text:p>1.1%</text:p>
          </table:table-cell>
          <table:table-cell table:formula="of:=AVERAGEIF([.$H$3:.$H956];&quot;&gt;0&quot;)" office:value-type="float" office:value="1.90930693069307">
            <text:p>1.9</text:p>
          </table:table-cell>
          <table:table-cell table:formula="of:=AVERAGEIF([.$H$3:.$H956];&quot;&lt;0&quot;)" office:value-type="float" office:value="-3.94140625">
            <text:p>-3.9</text:p>
          </table:table-cell>
          <table:table-cell table:formula="of:=[.L956]/-[.M956]" office:value-type="percentage" office:value="0.484422769333425">
            <text:p>48%</text:p>
          </table:table-cell>
          <table:table-cell table:formula="of:=COUNTIF([.$G$3:.$G956];&quot;&gt;0&quot;)/COUNTIF([.$B$3:.$B956];&quot;&gt;0&quot;)" office:value-type="percentage" office:value="0.67717528373266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957]-[.E957]" office:value-type="float" office:value="0.12">
            <text:p>0.12</text:p>
          </table:table-cell>
          <table:table-cell table:formula="of:=SUM([.$H$2:.H957])" office:value-type="float" office:value="-44.68">
            <text:p>-44.68</text:p>
          </table:table-cell>
          <table:table-cell table:formula="of:=SUM([.H$3:.H957])/SUM([.E$3:.E957])" office:value-type="percentage" office:value="-0.0143665594855305">
            <text:p>-1%</text:p>
          </table:table-cell>
          <table:table-cell table:formula="of:=[.O957]-(1-[.O957])/[.N957]" office:value-type="percentage" office:value="0.0107750847466833">
            <text:p>1.1%</text:p>
          </table:table-cell>
          <table:table-cell table:formula="of:=AVERAGEIF([.$H$3:.$H957];&quot;&gt;0&quot;)" office:value-type="float" office:value="1.90577075098814">
            <text:p>1.9</text:p>
          </table:table-cell>
          <table:table-cell table:formula="of:=AVERAGEIF([.$H$3:.$H957];&quot;&lt;0&quot;)" office:value-type="float" office:value="-3.94140625">
            <text:p>-3.9</text:p>
          </table:table-cell>
          <table:table-cell table:formula="of:=[.L957]/-[.M957]" office:value-type="percentage" office:value="0.483525582014831">
            <text:p>48%</text:p>
          </table:table-cell>
          <table:table-cell table:formula="of:=COUNTIF([.$G$3:.$G957];&quot;&gt;0&quot;)/COUNTIF([.$B$3:.$B957];&quot;&gt;0&quot;)" office:value-type="percentage" office:value="0.677581863979849">
            <text:p>68%</text:p>
          </table:table-cell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dmund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andgren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rajinovic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mmoh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fokina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ukushkin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aire</text:p>
          </table:table-cell>
          <table:table-cell table:number-columns-repeated="1020"/>
        </table:table-row>
        <table:table-row table:style-name="ro2" table:number-rows-repeated="10476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ce35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10" table:default-cell-style-name="ce29"/>
        <table:table-column table:style-name="co11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>
            <text:p>date</text:p>
          </table:table-cell>
          <table:table-cell table:style-name="ce30" office:value-type="string">
            <text:p>no bets</text:p>
          </table:table-cell>
          <table:table-cell table:style-name="ce30" office:value-type="string">
            <text:p>wager</text:p>
          </table:table-cell>
          <table:table-cell table:style-name="ce30" office:value-type="string">
            <text:p>wins</text:p>
          </table:table-cell>
          <table:table-cell table:style-name="ce32" office:value-type="string">
            <text:p>losses</text:p>
          </table:table-cell>
          <table:table-cell table:style-name="ce34" office:value-type="string">
            <text:p>net</text:p>
          </table:table-cell>
          <table:table-cell table:style-name="ce30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2" office:value-type="string">
            <text:p>avg bet</text:p>
          </table:table-cell>
          <table:table-cell table:style-name="ce32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0" office:value-type="string">
            <text:p>multi</text:p>
          </table:table-cell>
          <table:table-cell table:style-name="ce30" table:number-columns-repeated="1009"/>
        </table:table-row>
        <table:table-row table:style-name="ro2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2">
          <table:table-cell table:style-name="ce31" office:value-type="date" office:date-value="2019-07-24">
            <text:p>24/07/19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7-25">
            <text:p>25/07/19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7-26">
            <text:p>26/07/19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7-28">
            <text:p>28/07/19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7-30">
            <text:p>30/07/19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7-31">
            <text:p>31/07/19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1">
            <text:p>01/08/19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2">
            <text:p>02/08/19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3">
            <text:p>03/08/19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5">
            <text:p>05/08/19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6">
            <text:p>06/08/19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7">
            <text:p>07/08/19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8">
            <text:p>08/08/19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09">
            <text:p>09/08/1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1">
            <text:p>11/08/19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3">
            <text:p>13/08/19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5">
            <text:p>15/08/19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6">
            <text:p>16/08/19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7">
            <text:p>17/08/19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8">
            <text:p>18/08/19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19">
            <text:p>19/08/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0">
            <text:p>20/08/19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1">
            <text:p>21/08/19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2">
            <text:p>22/08/19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3">
            <text:p>23/08/19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6">
            <text:p>26/08/19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7">
            <text:p>27/08/19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29">
            <text:p>29/08/1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8-30">
            <text:p>30/08/19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02">
            <text:p>02/09/19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03">
            <text:p>03/09/19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05">
            <text:p>05/09/19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06">
            <text:p>06/09/19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16">
            <text:p>16/09/19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17">
            <text:p>17/09/19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18">
            <text:p>18/09/19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19">
            <text:p>19/09/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0">
            <text:p>20/09/19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1">
            <text:p>21/09/19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2">
            <text:p>22/09/19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3">
            <text:p>23/09/19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4">
            <text:p>24/09/19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5">
            <text:p>25/09/19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6">
            <text:p>26/09/19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7">
            <text:p>27/09/19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29">
            <text:p>29/09/1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09-30">
            <text:p>30/09/19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1">
            <text:p>01/10/19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2">
            <text:p>02/10/19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3">
            <text:p>03/10/19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4">
            <text:p>04/10/19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5">
            <text:p>05/10/19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6">
            <text:p>06/10/19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7">
            <text:p>07/10/19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8">
            <text:p>08/10/19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09">
            <text:p>09/10/1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0">
            <text:p>10/10/19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1">
            <text:p>11/10/19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2">
            <text:p>12/10/19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3">
            <text:p>13/10/19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4">
            <text:p>14/10/19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5">
            <text:p>15/10/19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6">
            <text:p>16/10/19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7">
            <text:p>17/10/19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8">
            <text:p>18/10/19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19">
            <text:p>19/10/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0">
            <text:p>20/10/19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1">
            <text:p>21/10/19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2">
            <text:p>22/10/19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3">
            <text:p>23/10/19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4">
            <text:p>24/10/19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5">
            <text:p>25/10/19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6">
            <text:p>26/10/19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7">
            <text:p>27/10/19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8">
            <text:p>28/10/19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29">
            <text:p>29/10/1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30">
            <text:p>30/10/19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0-31">
            <text:p>31/10/19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1-01">
            <text:p>01/11/19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1-02">
            <text:p>02/11/19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19-11-03">
            <text:p>03/11/19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3">
            <text:p>03/01/20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4">
            <text:p>04/01/20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5">
            <text:p>05/01/20</text:p>
          </table:table-cell>
          <table:table-cell table:formula="of:=COUNT([$all.B834:.B844])" office:value-type="float" office:value="11">
            <text:p>11</text:p>
          </table:table-cell>
          <table:table-cell table:formula="of:=SUM([$all.E834:.E844])" office:value-type="float" office:value="44">
            <text:p>44</text:p>
          </table:table-cell>
          <table:table-cell table:style-name="ce6" table:formula="of:=SUMIF([$all.H834:.H844];&quot;&gt;0&quot;)" office:value-type="float" office:value="10.99">
            <text:p>10.99</text:p>
          </table:table-cell>
          <table:table-cell table:formula="of:=SUMIF([$all.H834:.H844];&quot;&lt;0&quot;)" office:value-type="float" office:value="-14">
            <text:p>-14</text:p>
          </table:table-cell>
          <table:table-cell table:formula="of:=[.D86]+[.E86]" office:value-type="float" office:value="-3.01">
            <text:p>-3.01</text:p>
          </table:table-cell>
          <table:table-cell table:style-name="ce29" table:formula="of:=[$all.J844]" office:value-type="percentage" office:value="-0.00871039056742813">
            <text:p>-1%</text:p>
          </table:table-cell>
          <table:table-cell table:formula="of:=[$all.O844]" office:value-type="percentage" office:value="0.678674351585014">
            <text:p>68%</text:p>
          </table:table-cell>
          <table:table-cell table:formula="of:=[$all.K844]" office:value-type="percentage" office:value="0.0228674965766078">
            <text:p>2%</text:p>
          </table:table-cell>
          <table:table-cell/>
          <table:table-cell table:formula="of:=MEDIAN([.$C57:.$C86])" office:value-type="float" office:value="27.5">
            <text:p>28</text:p>
          </table:table-cell>
          <table:table-cell office:value-type="float" office:value="310.74">
            <text:p>311</text:p>
          </table:table-cell>
          <table:table-cell table:formula="of:=[.K86]/[.L85]" office:value-type="percentage" office:value="0.130486358244365">
            <text:p>13%</text:p>
          </table:table-cell>
          <table:table-cell table:formula="of:=[.M86]/[.I86]" office:value-type="percentage" office:value="5.7061934089386">
            <text:p>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6">
            <text:p>06/01/20</text:p>
          </table:table-cell>
          <table:table-cell table:formula="of:=COUNT([$all.B846:.B860])" office:value-type="float" office:value="15">
            <text:p>15</text:p>
          </table:table-cell>
          <table:table-cell table:formula="of:=SUM([$all.E846:.E860])" office:value-type="float" office:value="74">
            <text:p>74</text:p>
          </table:table-cell>
          <table:table-cell table:style-name="ce6" table:formula="of:=SUMIF([$all.H846:.H860];&quot;&gt;0&quot;)" office:value-type="float" office:value="18.54">
            <text:p>18.54</text:p>
          </table:table-cell>
          <table:table-cell table:formula="of:=SUMIF([$all.H846:.H860];&quot;&lt;0&quot;)" office:value-type="float" office:value="-33">
            <text:p>-33</text:p>
          </table:table-cell>
          <table:table-cell table:formula="of:=[.D87]+[.E87]" office:value-type="float" office:value="-14.46">
            <text:p>-14.46</text:p>
          </table:table-cell>
          <table:table-cell table:style-name="ce29" table:formula="of:=[$all.J860]" office:value-type="percentage" office:value="-0.0136657101865136">
            <text:p>-1%</text:p>
          </table:table-cell>
          <table:table-cell table:formula="of:=[$all.O860]" office:value-type="percentage" office:value="0.677009873060649">
            <text:p>68%</text:p>
          </table:table-cell>
          <table:table-cell table:formula="of:=[$all.K860]" office:value-type="percentage" office:value="0.0119500930082515">
            <text:p>1%</text:p>
          </table:table-cell>
          <table:table-cell/>
          <table:table-cell table:formula="of:=MEDIAN([.$C58:.$C87])" office:value-type="float" office:value="28">
            <text:p>28</text:p>
          </table:table-cell>
          <table:table-cell office:value-type="float" office:value="296.28">
            <text:p>296</text:p>
          </table:table-cell>
          <table:table-cell table:formula="of:=[.K87]/[.L86]" office:value-type="percentage" office:value="0.0901074853575336">
            <text:p>9%</text:p>
          </table:table-cell>
          <table:table-cell table:formula="of:=[.M87]/[.I87]" office:value-type="percentage" office:value="7.54031665655783">
            <text:p>75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7">
            <text:p>07/01/20</text:p>
          </table:table-cell>
          <table:table-cell table:formula="of:=COUNT([$all.B862:.B875])" office:value-type="float" office:value="14">
            <text:p>14</text:p>
          </table:table-cell>
          <table:table-cell table:formula="of:=SUM([$all.E862:.E875])" office:value-type="float" office:value="45">
            <text:p>45</text:p>
          </table:table-cell>
          <table:table-cell table:style-name="ce6" table:formula="of:=SUMIF([$all.H862:.H875];&quot;&gt;0&quot;)" office:value-type="float" office:value="7.42">
            <text:p>7.42</text:p>
          </table:table-cell>
          <table:table-cell table:formula="of:=SUMIF([$all.H862:.H875];&quot;&lt;0&quot;)" office:value-type="float" office:value="-12">
            <text:p>-12</text:p>
          </table:table-cell>
          <table:table-cell table:formula="of:=[.D88]+[.E88]" office:value-type="float" office:value="-4.58">
            <text:p>-4.58</text:p>
          </table:table-cell>
          <table:table-cell table:style-name="ce29" table:formula="of:=[$all.J875]" office:value-type="percentage" office:value="-0.0150653018002118">
            <text:p>-2%</text:p>
          </table:table-cell>
          <table:table-cell table:formula="of:=[$all.O875]" office:value-type="percentage" office:value="0.674965421853389">
            <text:p>67%</text:p>
          </table:table-cell>
          <table:table-cell table:formula="of:=[$all.K875]" office:value-type="percentage" office:value="0.00964287507280936">
            <text:p>1%</text:p>
          </table:table-cell>
          <table:table-cell/>
          <table:table-cell table:formula="of:=MEDIAN([.$C59:.$C88])" office:value-type="float" office:value="28">
            <text:p>28</text:p>
          </table:table-cell>
          <table:table-cell office:value-type="float" office:value="288.74">
            <text:p>289</text:p>
          </table:table-cell>
          <table:table-cell table:formula="of:=[.K88]/[.L87]" office:value-type="percentage" office:value="0.0945051977858782">
            <text:p>9%</text:p>
          </table:table-cell>
          <table:table-cell table:formula="of:=[.M88]/[.I88]" office:value-type="percentage" office:value="9.80052080653421">
            <text:p>9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8">
            <text:p>08/01/20</text:p>
          </table:table-cell>
          <table:table-cell table:formula="of:=COUNT([$all.B877:.B890])" office:value-type="float" office:value="14">
            <text:p>14</text:p>
          </table:table-cell>
          <table:table-cell table:formula="of:=SUM([$all.E877:.E890])" office:value-type="float" office:value="71">
            <text:p>71</text:p>
          </table:table-cell>
          <table:table-cell table:style-name="ce6" table:formula="of:=SUMIF([$all.H877:.H890];&quot;&gt;0&quot;)" office:value-type="float" office:value="10.49">
            <text:p>10.49</text:p>
          </table:table-cell>
          <table:table-cell table:formula="of:=SUMIF([$all.H877:.H890];&quot;&lt;0&quot;)" office:value-type="float" office:value="-23">
            <text:p>-23</text:p>
          </table:table-cell>
          <table:table-cell table:formula="of:=[.D89]+[.E89]" office:value-type="float" office:value="-12.51">
            <text:p>-12.51</text:p>
          </table:table-cell>
          <table:table-cell table:style-name="ce29" table:formula="of:=[$all.J890]" office:value-type="percentage" office:value="-0.0190048209366391">
            <text:p>-2%</text:p>
          </table:table-cell>
          <table:table-cell table:formula="of:=[$all.O890]" office:value-type="percentage" office:value="0.674355495251018">
            <text:p>67%</text:p>
          </table:table-cell>
          <table:table-cell table:formula="of:=[$all.K890]" office:value-type="percentage" office:value="0.00184053630378167">
            <text:p>0%</text:p>
          </table:table-cell>
          <table:table-cell/>
          <table:table-cell table:formula="of:=MEDIAN([.$C60:.$C89])" office:value-type="float" office:value="29.5">
            <text:p>30</text:p>
          </table:table-cell>
          <table:table-cell office:value-type="float" office:value="279.19">
            <text:p>279</text:p>
          </table:table-cell>
          <table:table-cell table:formula="of:=[.K89]/[.L88]" office:value-type="percentage" office:value="0.102168040451617">
            <text:p>10%</text:p>
          </table:table-cell>
          <table:table-cell table:formula="of:=[.M89]/[.I89]" office:value-type="percentage" office:value="55.5099294926686">
            <text:p>555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09">
            <text:p>09/01/20</text:p>
          </table:table-cell>
          <table:table-cell table:formula="of:=COUNT([$all.B892:.B894])" office:value-type="float" office:value="3">
            <text:p>3</text:p>
          </table:table-cell>
          <table:table-cell table:formula="of:=SUM([$all.E892:.E894])" office:value-type="float" office:value="12">
            <text:p>12</text:p>
          </table:table-cell>
          <table:table-cell table:style-name="ce6" table:formula="of:=SUMIF([$all.H892:.H894];&quot;&gt;0&quot;)" office:value-type="float" office:value="3.17">
            <text:p>3.17</text:p>
          </table:table-cell>
          <table:table-cell table:formula="of:=SUMIF([$all.H892:.H894];&quot;&lt;0&quot;)" office:value-type="float" office:value="-2">
            <text:p>-2</text:p>
          </table:table-cell>
          <table:table-cell table:formula="of:=[.D90]+[.E90]" office:value-type="float" office:value="1.17">
            <text:p>1.17</text:p>
          </table:table-cell>
          <table:table-cell table:style-name="ce29" table:formula="of:=[$all.J894]" office:value-type="percentage" office:value="-0.0185253772290809">
            <text:p>-2%</text:p>
          </table:table-cell>
          <table:table-cell table:formula="of:=[$all.O894]" office:value-type="percentage" office:value="0.674324324324324">
            <text:p>67%</text:p>
          </table:table-cell>
          <table:table-cell table:formula="of:=[$all.K894]" office:value-type="percentage" office:value="0.00262497208941148">
            <text:p>0%</text:p>
          </table:table-cell>
          <table:table-cell/>
          <table:table-cell table:formula="of:=MEDIAN([.$C61:.$C90])" office:value-type="float" office:value="29.5">
            <text:p>30</text:p>
          </table:table-cell>
          <table:table-cell office:value-type="float" office:value="280.36">
            <text:p>280</text:p>
          </table:table-cell>
          <table:table-cell table:formula="of:=[.K90]/[.L89]" office:value-type="percentage" office:value="0.105662810272574">
            <text:p>11%</text:p>
          </table:table-cell>
          <table:table-cell table:formula="of:=[.M90]/[.I90]" office:value-type="percentage" office:value="40.2529271449373">
            <text:p>40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11">
            <text:p>11/01/20</text:p>
          </table:table-cell>
          <table:table-cell table:formula="of:=COUNT([$all.B896:.B896])" office:value-type="float" office:value="1">
            <text:p>1</text:p>
          </table:table-cell>
          <table:table-cell table:formula="of:=SUM([$all.E896:.E896])" office:value-type="float" office:value="4">
            <text:p>4</text:p>
          </table:table-cell>
          <table:table-cell table:style-name="ce6" table:formula="of:=SUMIF([$all.H896:.H896];&quot;&gt;0&quot;)" office:value-type="float" office:value="2.2">
            <text:p>2.20</text:p>
          </table:table-cell>
          <table:table-cell table:formula="of:=SUMIF([$all.H896:.H896];&quot;&lt;0&quot;)" office:value-type="float" office:value="0">
            <text:p>0</text:p>
          </table:table-cell>
          <table:table-cell table:formula="of:=[.D91]+[.E91]" office:value-type="float" office:value="2.2">
            <text:p>2.20</text:p>
          </table:table-cell>
          <table:table-cell table:style-name="ce29" table:formula="of:=[$all.J896]" office:value-type="percentage" office:value="-0.0177465753424657">
            <text:p>-2%</text:p>
          </table:table-cell>
          <table:table-cell table:formula="of:=[$all.O896]" office:value-type="percentage" office:value="0.67476383265857">
            <text:p>67%</text:p>
          </table:table-cell>
          <table:table-cell table:formula="of:=[$all.K896]" office:value-type="percentage" office:value="0.00417450392506202">
            <text:p>0%</text:p>
          </table:table-cell>
          <table:table-cell/>
          <table:table-cell table:formula="of:=MEDIAN([.$C62:.$C91])" office:value-type="float" office:value="29.5">
            <text:p>30</text:p>
          </table:table-cell>
          <table:table-cell office:value-type="float" office:value="282.56">
            <text:p>283</text:p>
          </table:table-cell>
          <table:table-cell table:formula="of:=[.K91]/[.L90]" office:value-type="percentage" office:value="0.105221857611642">
            <text:p>11%</text:p>
          </table:table-cell>
          <table:table-cell table:formula="of:=[.M91]/[.I91]" office:value-type="percentage" office:value="25.2058351125107">
            <text:p>25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12">
            <text:p>12/01/20</text:p>
          </table:table-cell>
          <table:table-cell table:formula="of:=COUNT([$all.B898:.B903])" office:value-type="float" office:value="6">
            <text:p>6</text:p>
          </table:table-cell>
          <table:table-cell table:formula="of:=SUM([$all.E898:.E903])" office:value-type="float" office:value="25">
            <text:p>25</text:p>
          </table:table-cell>
          <table:table-cell table:style-name="ce6" table:formula="of:=SUMIF([$all.H898:.H903];&quot;&gt;0&quot;)" office:value-type="float" office:value="6.57">
            <text:p>6.57</text:p>
          </table:table-cell>
          <table:table-cell table:formula="of:=SUMIF([$all.H898:.H903];&quot;&lt;0&quot;)" office:value-type="float" office:value="-11">
            <text:p>-11</text:p>
          </table:table-cell>
          <table:table-cell table:formula="of:=[.D92]+[.E92]" office:value-type="float" office:value="-4.43">
            <text:p>-4.43</text:p>
          </table:table-cell>
          <table:table-cell table:style-name="ce29" table:formula="of:=[$all.J903]" office:value-type="percentage" office:value="-0.0191001697792869">
            <text:p>-2%</text:p>
          </table:table-cell>
          <table:table-cell table:formula="of:=[$all.O903]" office:value-type="percentage" office:value="0.673360107095047">
            <text:p>67%</text:p>
          </table:table-cell>
          <table:table-cell table:formula="of:=[$all.K903]" office:value-type="percentage" office:value="0.00109569068706938">
            <text:p>0%</text:p>
          </table:table-cell>
          <table:table-cell/>
          <table:table-cell table:formula="of:=MEDIAN([.$C63:.$C92])" office:value-type="float" office:value="28">
            <text:p>28</text:p>
          </table:table-cell>
          <table:table-cell office:value-type="float" office:value="278.13">
            <text:p>278</text:p>
          </table:table-cell>
          <table:table-cell table:formula="of:=[.K92]/[.L91]" office:value-type="percentage" office:value="0.0990939977349943">
            <text:p>10%</text:p>
          </table:table-cell>
          <table:table-cell table:formula="of:=[.M92]/[.I92]" office:value-type="percentage" office:value="90.4397554021734">
            <text:p>90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13">
            <text:p>13/01/20</text:p>
          </table:table-cell>
          <table:table-cell table:formula="of:=COUNT([$all.B905:.B914])" office:value-type="float" office:value="10">
            <text:p>10</text:p>
          </table:table-cell>
          <table:table-cell table:formula="of:=SUM([$all.E905:.E914])" office:value-type="float" office:value="37">
            <text:p>37</text:p>
          </table:table-cell>
          <table:table-cell table:style-name="ce6" table:formula="of:=SUMIF([$all.H905:.H914];&quot;&gt;0&quot;)" office:value-type="float" office:value="15.04">
            <text:p>15.04</text:p>
          </table:table-cell>
          <table:table-cell table:formula="of:=SUMIF([$all.H905:.H914];&quot;&lt;0&quot;)" office:value-type="float" office:value="-12">
            <text:p>-12</text:p>
          </table:table-cell>
          <table:table-cell table:formula="of:=[.D93]+[.E93]" office:value-type="float" office:value="3.04">
            <text:p>3.04</text:p>
          </table:table-cell>
          <table:table-cell table:style-name="ce29" table:formula="of:=[$all.J914]" office:value-type="percentage" office:value="-0.0178437290409121">
            <text:p>-2%</text:p>
          </table:table-cell>
          <table:table-cell table:formula="of:=[$all.O914]" office:value-type="percentage" office:value="0.673712021136063">
            <text:p>67%</text:p>
          </table:table-cell>
          <table:table-cell table:formula="of:=[$all.K914]" office:value-type="percentage" office:value="0.00322543388243213">
            <text:p>0%</text:p>
          </table:table-cell>
          <table:table-cell/>
          <table:table-cell table:formula="of:=MEDIAN([.$C64:.$C93])" office:value-type="float" office:value="29.5">
            <text:p>30</text:p>
          </table:table-cell>
          <table:table-cell office:value-type="float" office:value="281.17">
            <text:p>281</text:p>
          </table:table-cell>
          <table:table-cell table:formula="of:=[.K93]/[.L92]" office:value-type="percentage" office:value="0.106065508934671">
            <text:p>11%</text:p>
          </table:table-cell>
          <table:table-cell table:formula="of:=[.M93]/[.I93]" office:value-type="percentage" office:value="32.8841057670953">
            <text:p>3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14">
            <text:p>14/01/20</text:p>
          </table:table-cell>
          <table:table-cell table:formula="of:=COUNT([$all.B916:.B922])" office:value-type="float" office:value="7">
            <text:p>7</text:p>
          </table:table-cell>
          <table:table-cell table:formula="of:=SUM([$all.E916:.E922])" office:value-type="float" office:value="15">
            <text:p>15</text:p>
          </table:table-cell>
          <table:table-cell table:style-name="ce6" table:formula="of:=SUMIF([$all.H916:.H922];&quot;&gt;0&quot;)" office:value-type="float" office:value="2.48">
            <text:p>2.48</text:p>
          </table:table-cell>
          <table:table-cell table:formula="of:=SUMIF([$all.H916:.H922];&quot;&lt;0&quot;)" office:value-type="float" office:value="-4">
            <text:p>-4</text:p>
          </table:table-cell>
          <table:table-cell table:formula="of:=[.D94]+[.E94]" office:value-type="float" office:value="-1.52">
            <text:p>-1.52</text:p>
          </table:table-cell>
          <table:table-cell table:style-name="ce29" table:formula="of:=[$all.J922]" office:value-type="percentage" office:value="-0.0182615949282616">
            <text:p>-2%</text:p>
          </table:table-cell>
          <table:table-cell table:formula="of:=[$all.O922]" office:value-type="percentage" office:value="0.674083769633508">
            <text:p>67%</text:p>
          </table:table-cell>
          <table:table-cell table:formula="of:=[$all.K922]" office:value-type="percentage" office:value="0.00465102174160537">
            <text:p>0%</text:p>
          </table:table-cell>
          <table:table-cell/>
          <table:table-cell table:formula="of:=MEDIAN([.$C65:.$C94])" office:value-type="float" office:value="29.5">
            <text:p>30</text:p>
          </table:table-cell>
          <table:table-cell office:value-type="float" office:value="272.65">
            <text:p>273</text:p>
          </table:table-cell>
          <table:table-cell table:formula="of:=[.K94]/[.L93]" office:value-type="percentage" office:value="0.104918732439449">
            <text:p>10%</text:p>
          </table:table-cell>
          <table:table-cell table:formula="of:=[.M94]/[.I94]" office:value-type="percentage" office:value="22.5582115647637">
            <text:p>225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15">
            <text:p>15/01/20</text:p>
          </table:table-cell>
          <table:table-cell table:formula="of:=COUNT([$all.B924:.B932])" office:value-type="float" office:value="9">
            <text:p>9</text:p>
          </table:table-cell>
          <table:table-cell table:formula="of:=SUM([$all.E924:.E932])" office:value-type="float" office:value="25">
            <text:p>25</text:p>
          </table:table-cell>
          <table:table-cell table:style-name="ce6" table:formula="of:=SUMIF([$all.H924:.H932];&quot;&gt;0&quot;)" office:value-type="float" office:value="9.44">
            <text:p>9.44</text:p>
          </table:table-cell>
          <table:table-cell table:formula="of:=SUMIF([$all.H924:.H932];&quot;&lt;0&quot;)" office:value-type="float" office:value="-7">
            <text:p>-7</text:p>
          </table:table-cell>
          <table:table-cell table:formula="of:=[.D95]+[.E95]" office:value-type="float" office:value="2.44">
            <text:p>2.44</text:p>
          </table:table-cell>
          <table:table-cell table:style-name="ce29" table:formula="of:=[$all.J932]" office:value-type="percentage" office:value="-0.0173031105228325">
            <text:p>-2%</text:p>
          </table:table-cell>
          <table:table-cell table:formula="of:=[$all.O932]" office:value-type="percentage" office:value="0.676584734799483">
            <text:p>68%</text:p>
          </table:table-cell>
          <table:table-cell table:formula="of:=[$all.K932]" office:value-type="percentage" office:value="0.00601459852083197">
            <text:p>1%</text:p>
          </table:table-cell>
          <table:table-cell/>
          <table:table-cell table:formula="of:=MEDIAN([.$C66:.$C95])" office:value-type="float" office:value="28">
            <text:p>28</text:p>
          </table:table-cell>
          <table:table-cell office:value-type="float" office:value="282.09">
            <text:p>282</text:p>
          </table:table-cell>
          <table:table-cell table:formula="of:=[.K95]/[.L94]" office:value-type="percentage" office:value="0.102695763799743">
            <text:p>10%</text:p>
          </table:table-cell>
          <table:table-cell table:formula="of:=[.M95]/[.I95]" office:value-type="percentage" office:value="17.0744170943496">
            <text:p>17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16">
            <text:p>16/01/20</text:p>
          </table:table-cell>
          <table:table-cell table:formula="of:=COUNT([$all.B934:.B937])" office:value-type="float" office:value="4">
            <text:p>4</text:p>
          </table:table-cell>
          <table:table-cell table:formula="of:=SUM([$all.E934:.E937])" office:value-type="float" office:value="15">
            <text:p>15</text:p>
          </table:table-cell>
          <table:table-cell table:style-name="ce6" table:formula="of:=SUMIF([$all.H934:.H937];&quot;&gt;0&quot;)" office:value-type="float" office:value="3.88">
            <text:p>3.88</text:p>
          </table:table-cell>
          <table:table-cell table:formula="of:=SUMIF([$all.H934:.H937];&quot;&lt;0&quot;)" office:value-type="float" office:value="-10">
            <text:p>-10</text:p>
          </table:table-cell>
          <table:table-cell table:formula="of:=[.D96]+[.E96]" office:value-type="float" office:value="-6.12">
            <text:p>-6.12</text:p>
          </table:table-cell>
          <table:table-cell table:style-name="ce29" table:formula="of:=[$all.J937]" office:value-type="percentage" office:value="-0.0192327955218966">
            <text:p>-2%</text:p>
          </table:table-cell>
          <table:table-cell table:formula="of:=[$all.O937]" office:value-type="percentage" office:value="0.675675675675676">
            <text:p>68%</text:p>
          </table:table-cell>
          <table:table-cell table:formula="of:=[$all.K937]" office:value-type="percentage" office:value="0.00186614435651633">
            <text:p>0%</text:p>
          </table:table-cell>
          <table:table-cell/>
          <table:table-cell table:formula="of:=MEDIAN([.$C67:.$C96])" office:value-type="float" office:value="27.5">
            <text:p>28</text:p>
          </table:table-cell>
          <table:table-cell office:value-type="float" office:value="275.97">
            <text:p>276</text:p>
          </table:table-cell>
          <table:table-cell table:formula="of:=[.K96]/[.L95]" office:value-type="percentage" office:value="0.0974866177461094">
            <text:p>10%</text:p>
          </table:table-cell>
          <table:table-cell table:formula="of:=[.M96]/[.I96]" office:value-type="percentage" office:value="52.2395909007248">
            <text:p>522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17">
            <text:p>17/01/20</text:p>
          </table:table-cell>
          <table:table-cell table:formula="of:=COUNT([$all.B939:.B941])" office:value-type="float" office:value="3">
            <text:p>3</text:p>
          </table:table-cell>
          <table:table-cell table:formula="of:=SUM([$all.E939:.E941])" office:value-type="float" office:value="12">
            <text:p>12</text:p>
          </table:table-cell>
          <table:table-cell table:style-name="ce6" table:formula="of:=SUMIF([$all.H939:.H941];&quot;&gt;0&quot;)" office:value-type="float" office:value="3.12">
            <text:p>3.12</text:p>
          </table:table-cell>
          <table:table-cell table:formula="of:=SUMIF([$all.H939:.H941];&quot;&lt;0&quot;)" office:value-type="float" office:value="-6">
            <text:p>-6</text:p>
          </table:table-cell>
          <table:table-cell table:formula="of:=[.D97]+[.E97]" office:value-type="float" office:value="-2.88">
            <text:p>-2.88</text:p>
          </table:table-cell>
          <table:table-cell table:style-name="ce29" table:formula="of:=[$all.J941]" office:value-type="percentage" office:value="-0.0201016726795671">
            <text:p>-2%</text:p>
          </table:table-cell>
          <table:table-cell table:formula="of:=[$all.O941]" office:value-type="percentage" office:value="0.674358974358974">
            <text:p>67%</text:p>
          </table:table-cell>
          <table:table-cell table:formula="of:=[$all.K941]" office:value-type="percentage" office:value="-0.0000197111436287534">
            <text:p>0%</text:p>
          </table:table-cell>
          <table:table-cell/>
          <table:table-cell table:formula="of:=MEDIAN([.$C68:.$C97])" office:value-type="float" office:value="26">
            <text:p>26</text:p>
          </table:table-cell>
          <table:table-cell office:value-type="float" office:value="273.09">
            <text:p>273</text:p>
          </table:table-cell>
          <table:table-cell table:formula="of:=[.K97]/[.L96]" office:value-type="percentage" office:value="0.0942131391093235">
            <text:p>9%</text:p>
          </table:table-cell>
          <table:table-cell table:formula="of:=[.M97]/[.I97]" office:value-type="percentage" office:value="-4779.68913847755">
            <text:p>-4779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18">
            <text:p>18/01/20</text:p>
          </table:table-cell>
          <table:table-cell table:formula="of:=COUNT([$all.B943:.B943])" office:value-type="float" office:value="1">
            <text:p>1</text:p>
          </table:table-cell>
          <table:table-cell table:formula="of:=SUM([$all.E943:.E943])" office:value-type="float" office:value="1">
            <text:p>1</text:p>
          </table:table-cell>
          <table:table-cell table:style-name="ce6" table:formula="of:=SUMIF([$all.H943:.H943];&quot;&gt;0&quot;)" office:value-type="float" office:value="0.8">
            <text:p>0.80</text:p>
          </table:table-cell>
          <table:table-cell table:formula="of:=SUMIF([$all.H943:.H943];&quot;&lt;0&quot;)" office:value-type="float" office:value="0">
            <text:p>0</text:p>
          </table:table-cell>
          <table:table-cell table:formula="of:=[.D98]+[.E98]" office:value-type="float" office:value="0.8">
            <text:p>0.80</text:p>
          </table:table-cell>
          <table:table-cell table:style-name="ce29" table:formula="of:=[$all.J943]" office:value-type="percentage" office:value="-0.0198327868852459">
            <text:p>-2%</text:p>
          </table:table-cell>
          <table:table-cell table:formula="of:=[$all.O943]" office:value-type="percentage" office:value="0.674775928297055">
            <text:p>67%</text:p>
          </table:table-cell>
          <table:table-cell table:formula="of:=[$all.K943]" office:value-type="percentage" office:value="0.000467747063134016">
            <text:p>0%</text:p>
          </table:table-cell>
          <table:table-cell/>
          <table:table-cell table:formula="of:=MEDIAN([.$C69:.$C98])" office:value-type="float" office:value="25">
            <text:p>25</text:p>
          </table:table-cell>
          <table:table-cell office:value-type="float" office:value="273.89">
            <text:p>274</text:p>
          </table:table-cell>
          <table:table-cell table:formula="of:=[.K98]/[.L97]" office:value-type="percentage" office:value="0.0915449119337947">
            <text:p>9%</text:p>
          </table:table-cell>
          <table:table-cell table:formula="of:=[.M98]/[.I98]" office:value-type="percentage" office:value="195.714562739148">
            <text:p>19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31" office:value-type="date" office:date-value="2020-01-20">
            <text:p>20/01/20</text:p>
          </table:table-cell>
          <table:table-cell table:formula="of:=COUNT([$all.B945:.B957])" office:value-type="float" office:value="13">
            <text:p>13</text:p>
          </table:table-cell>
          <table:table-cell table:formula="of:=SUM([$all.E945:.E957])" office:value-type="float" office:value="60">
            <text:p>60</text:p>
          </table:table-cell>
          <table:table-cell table:style-name="ce6" table:formula="of:=SUMIF([$all.H945:.H957];&quot;&gt;0&quot;)" office:value-type="float" office:value="17.81">
            <text:p>17.81</text:p>
          </table:table-cell>
          <table:table-cell table:formula="of:=SUMIF([$all.H945:.H957];&quot;&lt;0&quot;)" office:value-type="float" office:value="-2">
            <text:p>-2</text:p>
          </table:table-cell>
          <table:table-cell table:formula="of:=[.D99]+[.E99]" office:value-type="float" office:value="15.81">
            <text:p>15.81</text:p>
          </table:table-cell>
          <table:table-cell table:style-name="ce29" table:formula="of:=[$all.J957]" office:value-type="percentage" office:value="-0.0143665594855305">
            <text:p>-1%</text:p>
          </table:table-cell>
          <table:table-cell table:formula="of:=[$all.O957]" office:value-type="percentage" office:value="0.677581863979849">
            <text:p>68%</text:p>
          </table:table-cell>
          <table:table-cell table:formula="of:=[$all.K957]" office:value-type="percentage" office:value="0.0107750847466833">
            <text:p>1%</text:p>
          </table:table-cell>
          <table:table-cell/>
          <table:table-cell table:formula="of:=MEDIAN([.$C70:.$C99])" office:value-type="float" office:value="25">
            <text:p>25</text:p>
          </table:table-cell>
          <table:table-cell office:value-type="float" office:value="245.67">
            <text:p>246</text:p>
          </table:table-cell>
          <table:table-cell table:formula="of:=[.K99]/[.L98]" office:value-type="percentage" office:value="0.091277520172332">
            <text:p>9%</text:p>
          </table:table-cell>
          <table:table-cell table:formula="of:=[.M99]/[.I99]" office:value-type="percentage" office:value="8.47116494377718">
            <text:p>8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17" table:end-x="0.372cm" table:end-y="0.11cm" draw:z-index="0" draw:name="Chart 1" draw:style-name="gr1" draw:text-style-name="P1" svg:width="22.727cm" svg:height="6.19cm" svg:x="0.639cm" svg:y="0.062cm">
              <draw:object draw:notify-on-update-of-ranges="daily.A3:daily.A198 daily.L2:daily.L2 daily.L3:daily.L1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table:table-column table:style-name="co12" table:default-cell-style-name="ce36"/>
        <table:table-column table:style-name="co13" table:number-columns-repeated="2" table:default-cell-style-name="ce36"/>
        <table:table-column table:style-name="co13" table:default-cell-style-name="ce39"/>
        <table:table-column table:style-name="co14" table:default-cell-style-name="ce39"/>
        <table:table-column table:style-name="co15" table:default-cell-style-name="ce42"/>
        <table:table-column table:style-name="co14" table:number-columns-repeated="15" table:default-cell-style-name="ce42"/>
        <table:table-column table:style-name="co14" table:number-columns-repeated="3" table:default-cell-style-name="ce44"/>
        <table:table-column table:style-name="co5" table:number-columns-repeated="2" table:default-cell-style-name="ce49"/>
        <table:table-column table:style-name="co5" table:number-columns-repeated="998" table:default-cell-style-name="ce10"/>
        <table:table-row table:style-name="ro2">
          <table:table-cell table:style-name="ce30" office:value-type="string">
            <text:p>month</text:p>
          </table:table-cell>
          <table:table-cell table:style-name="ce30" office:value-type="string">
            <text:p>bets</text:p>
          </table:table-cell>
          <table:table-cell table:style-name="ce30" office:value-type="string">
            <text:p>wagered</text:p>
          </table:table-cell>
          <table:table-cell table:style-name="ce38" office:value-type="string">
            <text:p>net</text:p>
          </table:table-cell>
          <table:table-cell table:style-name="ce38" office:value-type="string">
            <text:p>roi</text:p>
          </table:table-cell>
          <table:table-cell table:style-name="ce41"/>
          <table:table-cell table:style-name="ce41" office:value-type="string">
            <text:p>2020-12</text:p>
          </table:table-cell>
          <table:table-cell table:style-name="ce41" office:value-type="string">
            <text:p>2020-11</text:p>
          </table:table-cell>
          <table:table-cell table:style-name="ce41" office:value-type="string">
            <text:p>2020-10</text:p>
          </table:table-cell>
          <table:table-cell table:style-name="ce41" office:value-type="string">
            <text:p>2020-09</text:p>
          </table:table-cell>
          <table:table-cell table:style-name="ce41" office:value-type="string">
            <text:p>2020-08</text:p>
          </table:table-cell>
          <table:table-cell table:style-name="ce41" office:value-type="string">
            <text:p>2020-07</text:p>
          </table:table-cell>
          <table:table-cell table:style-name="ce41" office:value-type="string">
            <text:p>2020-06</text:p>
          </table:table-cell>
          <table:table-cell table:style-name="ce41" office:value-type="string">
            <text:p>2020-05</text:p>
          </table:table-cell>
          <table:table-cell table:style-name="ce41" office:value-type="string">
            <text:p>2020-04</text:p>
          </table:table-cell>
          <table:table-cell table:style-name="ce41" office:value-type="string">
            <text:p>2020-03</text:p>
          </table:table-cell>
          <table:table-cell table:style-name="ce41" office:value-type="string">
            <text:p>2020-02</text:p>
          </table:table-cell>
          <table:table-cell table:style-name="ce41" office:value-type="string">
            <text:p>2020-01</text:p>
          </table:table-cell>
          <table:table-cell table:style-name="ce41" office:value-type="string">
            <text:p>2019-12</text:p>
          </table:table-cell>
          <table:table-cell table:style-name="ce41" office:value-type="string">
            <text:p>2019-11</text:p>
          </table:table-cell>
          <table:table-cell table:style-name="ce41" office:value-type="string">
            <text:p>2019-10</text:p>
          </table:table-cell>
          <table:table-cell table:style-name="ce43" office:value-type="string">
            <text:p>2019-09</text:p>
          </table:table-cell>
          <table:table-cell table:style-name="ce43" office:value-type="string">
            <text:p>2019-08</text:p>
          </table:table-cell>
          <table:table-cell table:style-name="ce43" office:value-type="string">
            <text:p>2019-07</text:p>
          </table:table-cell>
          <table:table-cell table:style-name="ce46" table:number-columns-repeated="2"/>
          <table:table-cell table:style-name="ce4" table:number-columns-repeated="998"/>
        </table:table-row>
        <table:table-row table:style-name="ro2">
          <table:table-cell table:style-name="ce30" table:number-columns-repeated="3"/>
          <table:table-cell table:style-name="ce38" table:number-columns-repeated="2"/>
          <table:table-cell table:style-name="ce41"/>
          <table:table-cell table:style-name="ce41" table:formula="of:=SUM([.G3:.G28])" office:value-type="float" office:value="-2.36833333333333">
            <text:p>-2</text:p>
          </table:table-cell>
          <table:table-cell table:style-name="ce41" table:formula="of:=SUM([.H3:.H28])" office:value-type="float" office:value="-2.36833333333333">
            <text:p>-2</text:p>
          </table:table-cell>
          <table:table-cell table:style-name="ce41" table:formula="of:=SUM([.I3:.I28])" office:value-type="float" office:value="-2.1725">
            <text:p>-2</text:p>
          </table:table-cell>
          <table:table-cell table:style-name="ce41" table:formula="of:=SUM([.J3:.J28])" office:value-type="float" office:value="3.66166666666667">
            <text:p>4</text:p>
          </table:table-cell>
          <table:table-cell table:style-name="ce41" table:formula="of:=SUM([.K3:.K28])" office:value-type="float" office:value="2.5175">
            <text:p>3</text:p>
          </table:table-cell>
          <table:table-cell table:style-name="ce41" table:formula="of:=SUM([.L3:.L28])" office:value-type="float" office:value="-2.41666666666667">
            <text:p>-2</text:p>
          </table:table-cell>
          <table:table-cell table:style-name="ce41" table:formula="of:=SUM([.M3:.M28])" office:value-type="float" office:value="-3.39">
            <text:p>-3</text:p>
          </table:table-cell>
          <table:table-cell table:style-name="ce41" table:formula="of:=SUM([.N3:.N28])" office:value-type="float" office:value="-3.39">
            <text:p>-3</text:p>
          </table:table-cell>
          <table:table-cell table:style-name="ce41" table:formula="of:=SUM([.O3:.O28])" office:value-type="float" office:value="-3.39">
            <text:p>-3</text:p>
          </table:table-cell>
          <table:table-cell table:style-name="ce41" table:formula="of:=SUM([.P3:.P28])" office:value-type="float" office:value="-3.39">
            <text:p>-3</text:p>
          </table:table-cell>
          <table:table-cell table:style-name="ce41" table:formula="of:=SUM([.Q3:.Q28])" office:value-type="float" office:value="-3.39">
            <text:p>-3</text:p>
          </table:table-cell>
          <table:table-cell table:style-name="ce41" table:formula="of:=SUM([.R3:.R28])" office:value-type="float" office:value="-3.39">
            <text:p>-3</text:p>
          </table:table-cell>
          <table:table-cell table:style-name="ce41" table:formula="of:=SUM([.S3:.S28])" office:value-type="float" office:value="-1.02166666666667">
            <text:p>-1</text:p>
          </table:table-cell>
          <table:table-cell table:style-name="ce41" table:formula="of:=SUM([.T3:.T28])" office:value-type="float" office:value="-1.02166666666667">
            <text:p>-1</text:p>
          </table:table-cell>
          <table:table-cell table:style-name="ce41" table:formula="of:=SUM([.U3:.U28])" office:value-type="float" office:value="-1.2175">
            <text:p>-1</text:p>
          </table:table-cell>
          <table:table-cell table:style-name="ce43" table:formula="of:=SUM([.V3:.V28])" office:value-type="float" office:value="-7.05166666666667">
            <text:p>-7</text:p>
          </table:table-cell>
          <table:table-cell table:style-name="ce43" table:formula="of:=SUM([.W3:.W28])" office:value-type="float" office:value="-5.9075">
            <text:p>-6</text:p>
          </table:table-cell>
          <table:table-cell table:style-name="ce43" table:formula="of:=SUM([.X3:.X28])" office:value-type="float" office:value="-0.973333333333333">
            <text:p>-1</text:p>
          </table:table-cell>
          <table:table-cell table:style-name="ce47"/>
          <table:table-cell table:style-name="ce46"/>
          <table:table-cell table:number-columns-repeated="998"/>
        </table:table-row>
        <table:table-row table:style-name="ro2">
          <table:table-cell table:number-columns-repeated="24"/>
          <table:table-cell table:style-name="ce48"/>
          <table:table-cell table:number-columns-repeated="999"/>
        </table:table-row>
        <table:table-row table:style-name="ro2">
          <table:table-cell office:value-type="string">
            <text:p>2020-01</text:p>
          </table:table-cell>
          <table:table-cell table:formula="of:=SUM([$daily.B84:.B198])" office:value-type="float" office:value="130">
            <text:p>130</text:p>
          </table:table-cell>
          <table:table-cell table:formula="of:=SUM([$daily.C84:.C198])" office:value-type="float" office:value="531">
            <text:p>531</text:p>
          </table:table-cell>
          <table:table-cell table:formula="of:=SUM([$daily.F84:.F198])" office:value-type="float" office:value="-28.42">
            <text:p>-28</text:p>
          </table:table-cell>
          <table:table-cell table:style-name="ce40" table:formula="of:=[.D4]/[.C4]" office:value-type="percentage" office:value="-0.0535216572504708">
            <text:p>-5%</text:p>
          </table:table-cell>
          <table:table-cell/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formula="of:=[.$D4]/12" office:value-type="float" office:value="-2.36833333333333">
            <text:p>-2</text:p>
          </table:table-cell>
          <table:table-cell table:number-columns-repeated="6"/>
          <table:table-cell table:style-name="ce48"/>
          <table:table-cell table:number-columns-repeated="999"/>
        </table:table-row>
        <table:table-row table:style-name="ro2">
          <table:table-cell table:style-name="ce37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0" table:formula="of:=[.D5]/[.C5]" office:value-type="percentage" office:value="0">
            <text:p>#DIV/0!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8"/>
          <table:table-cell table:number-columns-repeated="999"/>
        </table:table-row>
        <table:table-row table:style-name="ro2">
          <table:table-cell table:style-name="ce37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40" table:formula="of:=[.D6]/[.C6]" office:value-type="percentage" office:value="0.180769230769231">
            <text:p>18%</text:p>
          </table:table-cell>
          <table:table-cell table:number-columns-repeated="3"/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number-columns-repeated="4"/>
          <table:table-cell table:style-name="ce48"/>
          <table:table-cell table:number-columns-repeated="999"/>
        </table:table-row>
        <table:table-row table:style-name="ro2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40" table:formula="of:=[.D7]/[.C7]" office:value-type="percentage" office:value="0.0960356652949245">
            <text:p>10%</text:p>
          </table:table-cell>
          <table:table-cell table:number-columns-repeated="4"/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/>
          <table:table-cell table:style-name="ce45"/>
          <table:table-cell table:number-columns-repeated="1001"/>
        </table:table-row>
        <table:table-row table:style-name="ro2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40" table:formula="of:=[.D8]/[.C8]" office:value-type="percentage" office:value="-0.0718848167539267">
            <text:p>-7%</text:p>
          </table:table-cell>
          <table:table-cell table:number-columns-repeated="5"/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style-name="ce45"/>
          <table:table-cell table:number-columns-repeated="1001"/>
        </table:table-row>
        <table:table-row table:style-name="ro2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40" table:formula="of:=[.D9]/[.C9]" office:value-type="percentage" office:value="-0.073279702970297">
            <text:p>-7%</text:p>
          </table:table-cell>
          <table:table-cell table:number-columns-repeated="6"/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/>
          <table:table-cell table:style-name="ce48"/>
          <table:table-cell table:number-columns-repeated="999"/>
        </table:table-row>
        <table:table-row table:style-name="ro2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40" table:formula="of:=[.D10]/[.C10]" office:value-type="percentage" office:value="-0.0139379474940334">
            <text:p>-1%</text:p>
          </table:table-cell>
          <table:table-cell table:number-columns-repeated="7"/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style-name="ce48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 number:grouping="true"/>
    </number:number-style>
    <number:date-style style:name="N109">
      <number:day/>
      <number:text>-</number:text>
      <number:month number:textual="true"/>
    </number:dat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21/01/2020</text:date>, <text:time>13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3:10:46</dc:date>
    <meta:generator>OpenOffice/4.1.7$Unix OpenOffice.org_project/417m1$Build-9800</meta:generator>
    <meta:editing-duration>P1DT16H56M37S</meta:editing-duration>
    <meta:editing-cycles>18</meta:editing-cycles>
    <dc:creator>Jaco Jansen</dc:creator>
    <meta:document-statistic meta:table-count="3" meta:cell-count="129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xmlns:loext="urn:org:documentfoundation:names:experimental:office:xmlns:loext:1.0" chart:display-label="true" chart:logarithmic="false" chart:reverse-direction="false" text:line-break="false" chart:label-arrangement="side-by-side" chart:axis-position="0" chart:tick-mark-position="at-axis" loext:try-staggering-first="true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 loext:try-staggering-first="true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728cm" svg:height="6.191cm" xlink:href=".." xlink:type="simple" chart:class="chart:line" chart:style-name="ch1">
        <chart:title svg:x="10.344cm" svg:y="0.258cm" chart:style-name="ch2">
          <text:p>closing</text:p>
        </chart:title>
        <chart:plot-area chart:style-name="ch3" table:cell-range-address="daily.A3:daily.A198 daily.L2:daily.L198" chart:data-source-has-labels="both" svg:x="0.904cm" svg:y="1.482cm" svg:width="20.916cm" svg:height="4.166cm">
          <chartooo:coordinate-region svg:x="1.472cm" svg:y="1.638cm" svg:width="19.711cm" svg:height="3.449cm"/>
          <chart:axis chart:dimension="x" chart:name="primary-x" chart:style-name="ch4" chartooo:axis-type="auto">
            <chartooo:date-scale/>
            <chart:categories table:cell-range-address="daily.A3:daily.A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198" chart:label-cell-address="daily.L2:daily.L2" chart:class="chart:line"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198</svg:desc>
                </draw:g>
              </table:table-cell>
              <table:table-cell office:value-type="float" office:value="230.3">
                <text:p>230.3</text:p>
                <draw:g>
                  <svg:desc>daily.L3:daily.L198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40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40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40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40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40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0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0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0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0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50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50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50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50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45.67">
                <text:p>245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